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416ae" officeooo:paragraph-rsid="001416ae"/>
    </style:style>
    <style:style style:name="P2" style:family="paragraph" style:parent-style-name="Standard">
      <style:text-properties fo:font-weight="normal" officeooo:rsid="00198275" officeooo:paragraph-rsid="00198275" style:font-weight-asian="normal" style:font-weight-complex="normal"/>
    </style:style>
    <style:style style:name="P3" style:family="paragraph" style:parent-style-name="Standard">
      <style:text-properties fo:font-weight="normal" officeooo:rsid="001bc428" officeooo:paragraph-rsid="001bc428" style:font-weight-asian="normal" style:font-weight-complex="normal"/>
    </style:style>
    <style:style style:name="P4" style:family="paragraph" style:parent-style-name="Standard">
      <style:text-properties fo:font-weight="normal" officeooo:rsid="001d0a23" officeooo:paragraph-rsid="001d0a23" style:font-weight-asian="normal" style:font-weight-complex="normal"/>
    </style:style>
    <style:style style:name="P5" style:family="paragraph" style:parent-style-name="Standard">
      <style:text-properties fo:font-weight="normal" officeooo:rsid="001e335a" officeooo:paragraph-rsid="001e335a" style:font-weight-asian="normal" style:font-weight-complex="normal"/>
    </style:style>
    <style:style style:name="P6" style:family="paragraph" style:parent-style-name="Standard">
      <style:text-properties fo:font-weight="normal" officeooo:rsid="002a1b4a" officeooo:paragraph-rsid="002a1b4a" style:font-weight-asian="normal" style:font-weight-complex="normal"/>
    </style:style>
    <style:style style:name="P7" style:family="paragraph" style:parent-style-name="Standard">
      <style:text-properties fo:font-weight="normal" officeooo:rsid="002bfe25" officeooo:paragraph-rsid="002bfe25" style:font-weight-asian="normal" style:font-weight-complex="normal"/>
    </style:style>
    <style:style style:name="P8" style:family="paragraph" style:parent-style-name="Standard">
      <style:text-properties fo:font-weight="normal" officeooo:rsid="0023294b" officeooo:paragraph-rsid="0023294b" style:font-weight-asian="normal" style:font-weight-complex="normal"/>
    </style:style>
    <style:style style:name="P9" style:family="paragraph" style:parent-style-name="Standard">
      <style:text-properties fo:font-weight="normal" officeooo:rsid="0054bcdf" officeooo:paragraph-rsid="0054bcdf" style:font-weight-asian="normal" style:font-weight-complex="normal"/>
    </style:style>
    <style:style style:name="P10" style:family="paragraph" style:parent-style-name="Standard">
      <style:text-properties fo:font-weight="normal" officeooo:rsid="0054bcdf" officeooo:paragraph-rsid="0023294b" style:font-weight-asian="normal" style:font-weight-complex="normal"/>
    </style:style>
    <style:style style:name="P11" style:family="paragraph" style:parent-style-name="Standard">
      <style:text-properties fo:font-weight="normal" officeooo:rsid="004b0185" officeooo:paragraph-rsid="004b0185" style:font-weight-asian="normal" style:font-weight-complex="normal"/>
    </style:style>
    <style:style style:name="P12" style:family="paragraph" style:parent-style-name="Standard">
      <style:text-properties fo:font-weight="normal" officeooo:rsid="004367b6" officeooo:paragraph-rsid="004367b6" style:font-weight-asian="normal" style:font-weight-complex="normal"/>
    </style:style>
    <style:style style:name="P13" style:family="paragraph" style:parent-style-name="Standard">
      <style:text-properties fo:font-weight="normal" officeooo:rsid="004a9797" officeooo:paragraph-rsid="004a9797" style:font-weight-asian="normal" style:font-weight-complex="normal"/>
    </style:style>
    <style:style style:name="P14" style:family="paragraph" style:parent-style-name="Standard">
      <style:text-properties fo:font-weight="normal" officeooo:rsid="004565ef" officeooo:paragraph-rsid="004565ef" style:font-weight-asian="normal" style:font-weight-complex="normal"/>
    </style:style>
    <style:style style:name="P15" style:family="paragraph" style:parent-style-name="Standard">
      <style:text-properties fo:font-weight="normal" officeooo:rsid="00443bc2" officeooo:paragraph-rsid="00443bc2" style:font-weight-asian="normal" style:font-weight-complex="normal"/>
    </style:style>
    <style:style style:name="P16" style:family="paragraph" style:parent-style-name="Standard">
      <style:text-properties fo:font-weight="normal" officeooo:rsid="0025f459" officeooo:paragraph-rsid="0025f459" style:font-weight-asian="normal" style:font-weight-complex="normal"/>
    </style:style>
    <style:style style:name="P17" style:family="paragraph" style:parent-style-name="Standard">
      <style:text-properties fo:font-weight="normal" officeooo:rsid="001d6ccb" officeooo:paragraph-rsid="001d6ccb" style:font-weight-asian="normal" style:font-weight-complex="normal"/>
    </style:style>
    <style:style style:name="P18" style:family="paragraph" style:parent-style-name="Standard">
      <style:text-properties fo:font-weight="normal" officeooo:rsid="0024d9cc" officeooo:paragraph-rsid="0024d9cc" style:font-weight-asian="normal" style:font-weight-complex="normal"/>
    </style:style>
    <style:style style:name="P19" style:family="paragraph" style:parent-style-name="Standard">
      <style:text-properties fo:font-weight="normal" officeooo:rsid="0022ddb0" officeooo:paragraph-rsid="0022ddb0" style:font-weight-asian="normal" style:font-weight-complex="normal"/>
    </style:style>
    <style:style style:name="P20" style:family="paragraph" style:parent-style-name="Standard">
      <style:text-properties fo:font-weight="normal" officeooo:rsid="0031713f" officeooo:paragraph-rsid="0031713f" style:font-weight-asian="normal" style:font-weight-complex="normal"/>
    </style:style>
    <style:style style:name="P21" style:family="paragraph" style:parent-style-name="Standard">
      <style:text-properties fo:font-weight="normal" officeooo:rsid="001ee80a" officeooo:paragraph-rsid="001ee80a" style:font-weight-asian="normal" style:font-weight-complex="normal"/>
    </style:style>
    <style:style style:name="P22" style:family="paragraph" style:parent-style-name="Standard">
      <style:text-properties fo:font-weight="normal" officeooo:rsid="0018eb4c" officeooo:paragraph-rsid="0018eb4c" style:font-weight-asian="normal" style:font-weight-complex="normal"/>
    </style:style>
    <style:style style:name="P23" style:family="paragraph" style:parent-style-name="Standard">
      <style:text-properties fo:font-weight="normal" officeooo:rsid="0018cfa0" officeooo:paragraph-rsid="0018cfa0" style:font-weight-asian="normal" style:font-weight-complex="normal"/>
    </style:style>
    <style:style style:name="P24" style:family="paragraph" style:parent-style-name="Standard">
      <style:text-properties fo:font-weight="normal" officeooo:rsid="0018cfa0" officeooo:paragraph-rsid="001b6d8f" style:font-weight-asian="normal" style:font-weight-complex="normal"/>
    </style:style>
    <style:style style:name="P25" style:family="paragraph" style:parent-style-name="Standard">
      <style:text-properties fo:font-weight="normal" officeooo:rsid="0069d0b9" officeooo:paragraph-rsid="0069d0b9" style:font-weight-asian="normal" style:font-weight-complex="normal"/>
    </style:style>
    <style:style style:name="P26" style:family="paragraph" style:parent-style-name="Standard">
      <style:text-properties fo:font-weight="normal" officeooo:rsid="006cd359" officeooo:paragraph-rsid="006cd359" style:font-weight-asian="normal" style:font-weight-complex="normal"/>
    </style:style>
    <style:style style:name="P27" style:family="paragraph" style:parent-style-name="Standard">
      <style:text-properties fo:font-weight="normal" officeooo:rsid="006f456c" officeooo:paragraph-rsid="006f456c" style:font-weight-asian="normal" style:font-weight-complex="normal"/>
    </style:style>
    <style:style style:name="P28" style:family="paragraph" style:parent-style-name="Standard">
      <style:text-properties fo:font-weight="normal" officeooo:rsid="0071291d" officeooo:paragraph-rsid="0071291d" style:font-weight-asian="normal" style:font-weight-complex="normal"/>
    </style:style>
    <style:style style:name="P29" style:family="paragraph" style:parent-style-name="Standard">
      <style:text-properties fo:font-weight="normal" officeooo:rsid="0071291d" officeooo:paragraph-rsid="0084e912" style:font-weight-asian="normal" style:font-weight-complex="normal"/>
    </style:style>
    <style:style style:name="P30" style:family="paragraph" style:parent-style-name="Standard">
      <style:text-properties fo:font-weight="normal" officeooo:rsid="00729fc0" officeooo:paragraph-rsid="00729fc0" style:font-weight-asian="normal" style:font-weight-complex="normal"/>
    </style:style>
    <style:style style:name="P31" style:family="paragraph" style:parent-style-name="Standard">
      <style:text-properties fo:font-weight="normal" officeooo:rsid="006d4881" officeooo:paragraph-rsid="0068d82b" style:font-weight-asian="normal" style:font-weight-complex="normal"/>
    </style:style>
    <style:style style:name="P32" style:family="paragraph" style:parent-style-name="Standard">
      <style:text-properties fo:font-weight="bold" officeooo:rsid="004a9797" officeooo:paragraph-rsid="004a9797" style:font-weight-asian="bold" style:font-weight-complex="bold"/>
    </style:style>
    <style:style style:name="P33" style:family="paragraph" style:parent-style-name="Standard">
      <style:text-properties fo:font-weight="bold" officeooo:rsid="0022ddb0" officeooo:paragraph-rsid="0022ddb0" style:font-weight-asian="bold" style:font-weight-complex="bold"/>
    </style:style>
    <style:style style:name="P34" style:family="paragraph" style:parent-style-name="Standard">
      <style:text-properties fo:font-weight="bold" officeooo:rsid="004565ef" officeooo:paragraph-rsid="00638c32" style:font-weight-asian="bold" style:font-weight-complex="bold"/>
    </style:style>
    <style:style style:name="P35" style:family="paragraph" style:parent-style-name="Standard">
      <style:text-properties fo:font-weight="bold" officeooo:rsid="00443bc2" officeooo:paragraph-rsid="00443bc2" style:font-weight-asian="bold" style:font-weight-complex="bold"/>
    </style:style>
    <style:style style:name="P36" style:family="paragraph" style:parent-style-name="Standard">
      <style:text-properties fo:font-weight="bold" officeooo:rsid="004367b6" officeooo:paragraph-rsid="004367b6" style:font-weight-asian="bold" style:font-weight-complex="bold"/>
    </style:style>
    <style:style style:name="P37" style:family="paragraph" style:parent-style-name="Standard">
      <style:text-properties fo:font-weight="bold" officeooo:rsid="002bfe25" officeooo:paragraph-rsid="002bfe25" style:font-weight-asian="bold" style:font-weight-complex="bold"/>
    </style:style>
    <style:style style:name="P38" style:family="paragraph" style:parent-style-name="Standard">
      <style:text-properties fo:font-weight="bold" officeooo:rsid="0027dd70" officeooo:paragraph-rsid="0027dd70" style:font-weight-asian="bold" style:font-weight-complex="bold"/>
    </style:style>
    <style:style style:name="P39" style:family="paragraph" style:parent-style-name="Standard">
      <style:text-properties fo:font-weight="bold" officeooo:rsid="0025f459" officeooo:paragraph-rsid="0025f459" style:font-weight-asian="bold" style:font-weight-complex="bold"/>
    </style:style>
    <style:style style:name="P40" style:family="paragraph" style:parent-style-name="Standard">
      <style:text-properties fo:font-weight="bold" officeooo:rsid="0024d9cc" officeooo:paragraph-rsid="0024d9cc" style:font-weight-asian="bold" style:font-weight-complex="bold"/>
    </style:style>
    <style:style style:name="P41" style:family="paragraph" style:parent-style-name="Standard">
      <style:text-properties fo:font-weight="bold" officeooo:rsid="0023294b" officeooo:paragraph-rsid="0023294b" style:font-weight-asian="bold" style:font-weight-complex="bold"/>
    </style:style>
    <style:style style:name="P42" style:family="paragraph" style:parent-style-name="Standard">
      <style:text-properties fo:font-weight="bold" officeooo:rsid="001e335a" officeooo:paragraph-rsid="001e335a" style:font-weight-asian="bold" style:font-weight-complex="bold"/>
    </style:style>
    <style:style style:name="P43" style:family="paragraph" style:parent-style-name="Standard">
      <style:text-properties fo:font-weight="bold" officeooo:rsid="001d6ccb" officeooo:paragraph-rsid="001d6ccb" style:font-weight-asian="bold" style:font-weight-complex="bold"/>
    </style:style>
    <style:style style:name="P44" style:family="paragraph" style:parent-style-name="Standard">
      <style:text-properties fo:font-weight="bold" officeooo:rsid="001d0a23" officeooo:paragraph-rsid="001d0a23" style:font-weight-asian="bold" style:font-weight-complex="bold"/>
    </style:style>
    <style:style style:name="P45" style:family="paragraph" style:parent-style-name="Standard">
      <style:text-properties fo:font-weight="bold" officeooo:rsid="001bc428" officeooo:paragraph-rsid="001bc428" style:font-weight-asian="bold" style:font-weight-complex="bold"/>
    </style:style>
    <style:style style:name="P46" style:family="paragraph" style:parent-style-name="Standard">
      <style:text-properties fo:font-weight="bold" officeooo:rsid="00198275" officeooo:paragraph-rsid="00198275" style:font-weight-asian="bold" style:font-weight-complex="bold"/>
    </style:style>
    <style:style style:name="P47" style:family="paragraph" style:parent-style-name="Standard">
      <style:text-properties fo:font-weight="bold" officeooo:rsid="0018eb4c" officeooo:paragraph-rsid="0018eb4c" style:font-weight-asian="bold" style:font-weight-complex="bold"/>
    </style:style>
    <style:style style:name="P48" style:family="paragraph" style:parent-style-name="Standard">
      <style:text-properties fo:font-weight="bold" officeooo:rsid="0018cfa0" officeooo:paragraph-rsid="0018cfa0" style:font-weight-asian="bold" style:font-weight-complex="bold"/>
    </style:style>
    <style:style style:name="P49" style:family="paragraph" style:parent-style-name="Standard">
      <style:text-properties fo:font-weight="bold" officeooo:rsid="0017a098" officeooo:paragraph-rsid="0017a098" style:font-weight-asian="bold" style:font-weight-complex="bold"/>
    </style:style>
    <style:style style:name="P50" style:family="paragraph" style:parent-style-name="Standard">
      <style:text-properties fo:font-weight="bold" officeooo:rsid="00160882" officeooo:paragraph-rsid="00160882" style:font-weight-asian="bold" style:font-weight-complex="bold"/>
    </style:style>
    <style:style style:name="P51" style:family="paragraph" style:parent-style-name="Standard">
      <style:text-properties fo:font-weight="bold" officeooo:rsid="001b6d8f" officeooo:paragraph-rsid="001b6d8f" style:font-weight-asian="bold" style:font-weight-complex="bold"/>
    </style:style>
    <style:style style:name="P52" style:family="paragraph" style:parent-style-name="Standard">
      <style:text-properties fo:font-weight="bold" officeooo:rsid="006cd359" officeooo:paragraph-rsid="006cd359" style:font-weight-asian="bold" style:font-weight-complex="bold"/>
    </style:style>
    <style:style style:name="P53" style:family="paragraph" style:parent-style-name="Standard">
      <style:text-properties fo:font-weight="bold" officeooo:rsid="006f456c" officeooo:paragraph-rsid="006f456c" style:font-weight-asian="bold" style:font-weight-complex="bold"/>
    </style:style>
    <style:style style:name="P54" style:family="paragraph" style:parent-style-name="Standard">
      <style:text-properties fo:font-weight="bold" officeooo:rsid="0071291d" officeooo:paragraph-rsid="0071291d" style:font-weight-asian="bold" style:font-weight-complex="bold"/>
    </style:style>
    <style:style style:name="P55" style:family="paragraph" style:parent-style-name="Standard">
      <style:text-properties fo:font-weight="bold" officeooo:rsid="0071291d" officeooo:paragraph-rsid="00729fc0" style:font-weight-asian="bold" style:font-weight-complex="bold"/>
    </style:style>
    <style:style style:name="P56" style:family="paragraph" style:parent-style-name="Standard">
      <style:text-properties fo:font-weight="bold" officeooo:rsid="00729fc0" officeooo:paragraph-rsid="00729fc0" style:font-weight-asian="bold" style:font-weight-complex="bold"/>
    </style:style>
    <style:style style:name="P57" style:family="paragraph" style:parent-style-name="Standard">
      <style:text-properties fo:font-weight="bold" officeooo:rsid="0068d82b" officeooo:paragraph-rsid="0068d82b" style:font-weight-asian="bold" style:font-weight-complex="bold"/>
    </style:style>
    <style:style style:name="P58" style:family="paragraph" style:parent-style-name="Standard">
      <style:text-properties fo:font-weight="bold" officeooo:rsid="0068d82b" officeooo:paragraph-rsid="00697f64" style:font-weight-asian="bold" style:font-weight-complex="bold"/>
    </style:style>
    <style:style style:name="P59" style:family="paragraph" style:parent-style-name="Standard">
      <style:text-properties officeooo:rsid="00163426" officeooo:paragraph-rsid="0017a098"/>
    </style:style>
    <style:style style:name="P60" style:family="paragraph" style:parent-style-name="Standard">
      <style:text-properties officeooo:rsid="0017a098" officeooo:paragraph-rsid="0017a098"/>
    </style:style>
    <style:style style:name="P61" style:family="paragraph" style:parent-style-name="Standard">
      <style:text-properties officeooo:rsid="00160882" officeooo:paragraph-rsid="00160882"/>
    </style:style>
    <style:style style:name="P62" style:family="paragraph" style:parent-style-name="Standard">
      <style:text-properties officeooo:paragraph-rsid="0068d82b"/>
    </style:style>
    <style:style style:name="P63" style:family="paragraph" style:parent-style-name="Text_20_body">
      <style:paragraph-properties fo:text-align="start" style:justify-single-word="false"/>
      <style:text-properties fo:font-weight="bold" officeooo:rsid="0051606f" officeooo:paragraph-rsid="0051606f" style:font-weight-asian="bold" style:font-weight-complex="bold"/>
    </style:style>
    <style:style style:name="P64" style:family="paragraph" style:parent-style-name="Text_20_body">
      <style:paragraph-properties fo:text-align="start" style:justify-single-word="false"/>
      <style:text-properties fo:font-weight="bold" officeooo:rsid="00551702" officeooo:paragraph-rsid="00551702" style:font-weight-asian="bold" style:font-weight-complex="bold"/>
    </style:style>
    <style:style style:name="P65" style:family="paragraph" style:parent-style-name="Text_20_body">
      <style:paragraph-properties fo:text-align="start" style:justify-single-word="false"/>
      <style:text-properties fo:font-weight="bold" officeooo:rsid="0055cb56" officeooo:paragraph-rsid="0055cb56" style:font-weight-asian="bold" style:font-weight-complex="bold"/>
    </style:style>
    <style:style style:name="P66" style:family="paragraph" style:parent-style-name="Text_20_body">
      <style:paragraph-properties fo:text-align="start" style:justify-single-word="false"/>
      <style:text-properties fo:font-weight="bold" officeooo:rsid="0057a19d" officeooo:paragraph-rsid="0057a19d" style:font-weight-asian="bold" style:font-weight-complex="bold"/>
    </style:style>
    <style:style style:name="P67" style:family="paragraph" style:parent-style-name="Text_20_body">
      <style:paragraph-properties fo:text-align="start" style:justify-single-word="false"/>
      <style:text-properties fo:font-weight="bold" officeooo:rsid="0059c89a" officeooo:paragraph-rsid="0059c89a" style:font-weight-asian="bold" style:font-weight-complex="bold"/>
    </style:style>
    <style:style style:name="P68" style:family="paragraph" style:parent-style-name="Text_20_body">
      <style:paragraph-properties fo:text-align="start" style:justify-single-word="false"/>
      <style:text-properties fo:font-weight="bold" officeooo:rsid="005a4aff" officeooo:paragraph-rsid="005a4aff" style:font-weight-asian="bold" style:font-weight-complex="bold"/>
    </style:style>
    <style:style style:name="P69" style:family="paragraph" style:parent-style-name="Text_20_body">
      <style:paragraph-properties fo:text-align="start" style:justify-single-word="false"/>
      <style:text-properties fo:font-weight="bold" officeooo:rsid="005d7d33" officeooo:paragraph-rsid="005d7d33" style:font-weight-asian="bold" style:font-weight-complex="bold"/>
    </style:style>
    <style:style style:name="P70" style:family="paragraph" style:parent-style-name="Text_20_body">
      <style:paragraph-properties fo:text-align="start" style:justify-single-word="false"/>
      <style:text-properties fo:font-weight="bold" officeooo:rsid="005e29e1" officeooo:paragraph-rsid="005e29e1" style:font-weight-asian="bold" style:font-weight-complex="bold"/>
    </style:style>
    <style:style style:name="P71" style:family="paragraph" style:parent-style-name="Text_20_body">
      <style:paragraph-properties fo:text-align="start" style:justify-single-word="false"/>
      <style:text-properties fo:font-weight="bold" officeooo:rsid="006080ea" officeooo:paragraph-rsid="006080ea" style:font-weight-asian="bold" style:font-weight-complex="bold"/>
    </style:style>
    <style:style style:name="P72" style:family="paragraph" style:parent-style-name="Text_20_body">
      <style:paragraph-properties fo:text-align="start" style:justify-single-word="false"/>
      <style:text-properties fo:font-weight="bold" officeooo:rsid="0062d2ac" officeooo:paragraph-rsid="0062d2ac" style:font-weight-asian="bold" style:font-weight-complex="bold"/>
    </style:style>
    <style:style style:name="P73" style:family="paragraph" style:parent-style-name="Text_20_body">
      <style:paragraph-properties fo:text-align="start" style:justify-single-word="false"/>
      <style:text-properties fo:font-weight="bold" officeooo:rsid="0063b3c6" officeooo:paragraph-rsid="0063b3c6" style:font-weight-asian="bold" style:font-weight-complex="bold"/>
    </style:style>
    <style:style style:name="P74" style:family="paragraph" style:parent-style-name="Text_20_body">
      <style:paragraph-properties fo:text-align="start" style:justify-single-word="false"/>
      <style:text-properties fo:font-weight="bold" officeooo:rsid="0063b3c6" officeooo:paragraph-rsid="0064822c" style:font-weight-asian="bold" style:font-weight-complex="bold"/>
    </style:style>
    <style:style style:name="P75" style:family="paragraph" style:parent-style-name="Text_20_body">
      <style:paragraph-properties fo:text-align="start" style:justify-single-word="false"/>
      <style:text-properties fo:font-weight="bold" officeooo:rsid="0074398c" officeooo:paragraph-rsid="0078a429" style:font-weight-asian="bold" style:font-weight-complex="bold"/>
    </style:style>
    <style:style style:name="P76" style:family="paragraph" style:parent-style-name="Text_20_body">
      <style:paragraph-properties fo:text-align="start" style:justify-single-word="false"/>
      <style:text-properties fo:font-weight="bold" officeooo:rsid="0076f547" officeooo:paragraph-rsid="0078a429" style:font-weight-asian="bold" style:font-weight-complex="bold"/>
    </style:style>
    <style:style style:name="P77" style:family="paragraph" style:parent-style-name="Text_20_body">
      <style:paragraph-properties fo:text-align="start" style:justify-single-word="false"/>
      <style:text-properties fo:font-weight="bold" officeooo:rsid="008d5396" officeooo:paragraph-rsid="008d5396" style:font-weight-asian="bold" style:font-weight-complex="bold"/>
    </style:style>
    <style:style style:name="P78" style:family="paragraph" style:parent-style-name="Text_20_body">
      <style:paragraph-properties fo:text-align="start" style:justify-single-word="false"/>
      <style:text-properties fo:font-weight="normal" officeooo:rsid="005a2491" officeooo:paragraph-rsid="005a2491" style:font-weight-asian="normal" style:font-weight-complex="normal"/>
    </style:style>
    <style:style style:name="P79" style:family="paragraph" style:parent-style-name="Text_20_body">
      <style:paragraph-properties fo:text-align="start" style:justify-single-word="false"/>
      <style:text-properties fo:font-weight="normal" officeooo:rsid="005d7d33" officeooo:paragraph-rsid="005d7d33" style:font-weight-asian="normal" style:font-weight-complex="normal"/>
    </style:style>
    <style:style style:name="P80" style:family="paragraph" style:parent-style-name="Text_20_body">
      <style:paragraph-properties fo:text-align="start" style:justify-single-word="false"/>
      <style:text-properties fo:font-weight="normal" officeooo:rsid="005e29e1" officeooo:paragraph-rsid="005e29e1" style:font-weight-asian="normal" style:font-weight-complex="normal"/>
    </style:style>
    <style:style style:name="P81" style:family="paragraph" style:parent-style-name="Text_20_body">
      <style:paragraph-properties fo:text-align="start" style:justify-single-word="false"/>
      <style:text-properties fo:font-weight="normal" officeooo:rsid="00754d02" officeooo:paragraph-rsid="0078a429" style:font-weight-asian="normal" style:font-weight-complex="normal"/>
    </style:style>
    <style:style style:name="P82" style:family="paragraph" style:parent-style-name="Text_20_body">
      <style:paragraph-properties fo:text-align="start" style:justify-single-word="false"/>
      <style:text-properties fo:font-weight="normal" officeooo:rsid="008d5396" officeooo:paragraph-rsid="008d5396" style:font-weight-asian="normal" style:font-weight-complex="normal"/>
    </style:style>
    <style:style style:name="P83" style:family="paragraph" style:parent-style-name="Text_20_body">
      <style:paragraph-properties fo:text-align="start" style:justify-single-word="false"/>
      <style:text-properties officeooo:paragraph-rsid="002cc61a"/>
    </style:style>
    <style:style style:name="P84" style:family="paragraph" style:parent-style-name="Text_20_body">
      <style:paragraph-properties fo:text-align="start" style:justify-single-word="false"/>
      <style:text-properties officeooo:paragraph-rsid="002a719d"/>
    </style:style>
    <style:style style:name="P85" style:family="paragraph" style:parent-style-name="Text_20_body">
      <style:paragraph-properties fo:text-align="start" style:justify-single-word="false"/>
      <style:text-properties officeooo:rsid="00682b2b" officeooo:paragraph-rsid="0068d82b"/>
    </style:style>
    <style:style style:name="P86" style:family="paragraph" style:parent-style-name="Standard" style:list-style-name="L1">
      <style:text-properties officeooo:rsid="001416ae" officeooo:paragraph-rsid="001416ae"/>
    </style:style>
    <style:style style:name="P87" style:family="paragraph" style:parent-style-name="Standard" style:list-style-name="L2">
      <style:text-properties officeooo:rsid="001416ae" officeooo:paragraph-rsid="001416ae"/>
    </style:style>
    <style:style style:name="P88" style:family="paragraph" style:parent-style-name="Standard" style:list-style-name="L3">
      <style:text-properties fo:font-weight="normal" officeooo:rsid="00198275" officeooo:paragraph-rsid="00198275" style:font-weight-asian="normal" style:font-weight-complex="normal"/>
    </style:style>
    <style:style style:name="P89" style:family="paragraph" style:parent-style-name="Standard" style:list-style-name="L4">
      <style:text-properties fo:font-weight="normal" officeooo:rsid="001bc428" officeooo:paragraph-rsid="001bc428" style:font-weight-asian="normal" style:font-weight-complex="normal"/>
    </style:style>
    <style:style style:name="P90" style:family="paragraph" style:parent-style-name="Standard" style:list-style-name="L5">
      <style:text-properties fo:font-weight="normal" officeooo:rsid="001d0a23" officeooo:paragraph-rsid="001d0a23" style:font-weight-asian="normal" style:font-weight-complex="normal"/>
    </style:style>
    <style:style style:name="P91" style:family="paragraph" style:parent-style-name="Standard" style:list-style-name="L6">
      <style:text-properties fo:font-weight="normal" officeooo:rsid="001e335a" officeooo:paragraph-rsid="001e335a" style:font-weight-asian="normal" style:font-weight-complex="normal"/>
    </style:style>
    <style:style style:name="P92" style:family="paragraph" style:parent-style-name="Standard" style:list-style-name="L7">
      <style:text-properties fo:font-weight="normal" officeooo:rsid="001e335a" officeooo:paragraph-rsid="001e335a" style:font-weight-asian="normal" style:font-weight-complex="normal"/>
    </style:style>
    <style:style style:name="P93" style:family="paragraph" style:parent-style-name="Standard" style:list-style-name="L8">
      <style:text-properties fo:font-weight="normal" officeooo:rsid="0027dd70" officeooo:paragraph-rsid="0027dd70" style:font-weight-asian="normal" style:font-weight-complex="normal"/>
    </style:style>
    <style:style style:name="P94" style:family="paragraph" style:parent-style-name="Standard" style:list-style-name="L8">
      <style:text-properties fo:font-weight="normal" officeooo:rsid="00290f06" officeooo:paragraph-rsid="00290f06" style:font-weight-asian="normal" style:font-weight-complex="normal"/>
    </style:style>
    <style:style style:name="P95" style:family="paragraph" style:parent-style-name="Standard" style:list-style-name="L8">
      <style:text-properties fo:font-weight="normal" officeooo:rsid="002a1b4a" officeooo:paragraph-rsid="002a1b4a" style:font-weight-asian="normal" style:font-weight-complex="normal"/>
    </style:style>
    <style:style style:name="P96" style:family="paragraph" style:parent-style-name="Standard" style:list-style-name="L9">
      <style:text-properties fo:font-weight="normal" officeooo:rsid="002bfe25" officeooo:paragraph-rsid="002bfe25" style:font-weight-asian="normal" style:font-weight-complex="normal"/>
    </style:style>
    <style:style style:name="P97" style:family="paragraph" style:parent-style-name="Standard" style:list-style-name="L9">
      <style:text-properties fo:font-weight="normal" officeooo:rsid="003f22f0" officeooo:paragraph-rsid="003f22f0" style:font-weight-asian="normal" style:font-weight-complex="normal"/>
    </style:style>
    <style:style style:name="P98" style:family="paragraph" style:parent-style-name="Text_20_body" style:list-style-name="L10">
      <style:paragraph-properties fo:text-align="start" style:justify-single-word="false"/>
      <style:text-properties fo:font-weight="bold" officeooo:rsid="0051606f" officeooo:paragraph-rsid="0051606f" style:font-weight-asian="bold" style:font-weight-complex="bold"/>
    </style:style>
    <style:style style:name="P99" style:family="paragraph" style:parent-style-name="Text_20_body" style:list-style-name="L11">
      <style:paragraph-properties fo:text-align="start" style:justify-single-word="false"/>
      <style:text-properties fo:font-weight="normal" officeooo:rsid="00551702" officeooo:paragraph-rsid="00551702" style:font-weight-asian="normal" style:font-weight-complex="normal"/>
    </style:style>
    <style:style style:name="P100" style:family="paragraph" style:parent-style-name="Text_20_body" style:list-style-name="L12">
      <style:paragraph-properties fo:text-align="start" style:justify-single-word="false"/>
      <style:text-properties fo:font-weight="normal" officeooo:rsid="0059c89a" officeooo:paragraph-rsid="0059c89a" style:font-weight-asian="normal" style:font-weight-complex="normal"/>
    </style:style>
    <style:style style:name="P101" style:family="paragraph" style:parent-style-name="Text_20_body" style:list-style-name="L12">
      <style:paragraph-properties fo:text-align="start" style:justify-single-word="false"/>
      <style:text-properties fo:font-weight="normal" officeooo:rsid="005a2491" officeooo:paragraph-rsid="005a2491" style:font-weight-asian="normal" style:font-weight-complex="normal"/>
    </style:style>
    <style:style style:name="P102" style:family="paragraph" style:parent-style-name="Text_20_body" style:list-style-name="L13">
      <style:paragraph-properties fo:text-align="start" style:justify-single-word="false"/>
      <style:text-properties fo:font-weight="normal" officeooo:rsid="0062d2ac" officeooo:paragraph-rsid="00638c32" style:font-weight-asian="normal" style:font-weight-complex="normal"/>
    </style:style>
    <style:style style:name="P103" style:family="paragraph" style:parent-style-name="Text_20_body">
      <style:paragraph-properties fo:margin-top="0cm" fo:margin-bottom="0cm" loext:contextual-spacing="false" fo:text-align="start" style:justify-single-word="false"/>
      <style:text-properties style:text-underline-style="solid" style:text-underline-width="auto" style:text-underline-color="font-color" fo:font-weight="normal" officeooo:rsid="008d5396" officeooo:paragraph-rsid="008d5396" style:font-weight-asian="normal" style:font-weight-complex="normal"/>
    </style:style>
    <style:style style:name="P104" style:family="paragraph" style:parent-style-name="Text_20_body">
      <style:paragraph-properties fo:margin-top="0cm" fo:margin-bottom="0cm" loext:contextual-spacing="false" fo:text-align="start" style:justify-single-word="false"/>
      <style:text-properties style:text-underline-style="solid" style:text-underline-width="auto" style:text-underline-color="font-color" fo:font-weight="normal" officeooo:rsid="008d7328" officeooo:paragraph-rsid="008d7328" style:font-weight-asian="normal" style:font-weight-complex="normal"/>
    </style:style>
    <style:style style:name="P105" style:family="paragraph" style:parent-style-name="Text_20_body">
      <style:paragraph-properties fo:margin-top="0cm" fo:margin-bottom="0cm" loext:contextual-spacing="false" fo:text-align="start" style:justify-single-word="false"/>
      <style:text-properties style:text-underline-style="solid" style:text-underline-width="auto" style:text-underline-color="font-color" fo:font-weight="normal" officeooo:rsid="008e0088" officeooo:paragraph-rsid="008e0088" style:font-weight-asian="normal" style:font-weight-complex="normal"/>
    </style:style>
    <style:style style:name="P106" style:family="paragraph" style:parent-style-name="Text_20_body">
      <style:paragraph-properties fo:margin-top="0cm" fo:margin-bottom="0cm" loext:contextual-spacing="false" fo:text-align="start" style:justify-single-word="false"/>
      <style:text-properties fo:font-weight="normal" officeooo:rsid="008d5396" officeooo:paragraph-rsid="008d5396" style:font-weight-asian="normal" style:font-weight-complex="normal"/>
    </style:style>
    <style:style style:name="P107" style:family="paragraph" style:parent-style-name="Text_20_body">
      <style:paragraph-properties fo:margin-top="0cm" fo:margin-bottom="0cm" loext:contextual-spacing="false" fo:text-align="start" style:justify-single-word="false"/>
      <style:text-properties fo:font-weight="normal" officeooo:rsid="008d5396" officeooo:paragraph-rsid="008e0088" style:font-weight-asian="normal" style:font-weight-complex="normal"/>
    </style:style>
    <style:style style:name="P108" style:family="paragraph" style:parent-style-name="Text_20_body">
      <style:paragraph-properties fo:margin-top="0cm" fo:margin-bottom="0cm" loext:contextual-spacing="false" fo:text-align="start" style:justify-single-word="false"/>
      <style:text-properties fo:font-weight="normal" officeooo:rsid="008d7328" officeooo:paragraph-rsid="008d7328" style:font-weight-asian="normal" style:font-weight-complex="normal"/>
    </style:style>
    <style:style style:name="P109" style:family="paragraph" style:parent-style-name="Text_20_body">
      <style:paragraph-properties fo:margin-top="0cm" fo:margin-bottom="0cm" loext:contextual-spacing="false" fo:text-align="start" style:justify-single-word="false"/>
      <style:text-properties fo:font-weight="normal" officeooo:rsid="008e0088" officeooo:paragraph-rsid="008e0088" style:font-weight-asian="normal" style:font-weight-complex="normal"/>
    </style:style>
    <style:style style:name="P110" style:family="paragraph" style:parent-style-name="Text_20_body">
      <style:paragraph-properties fo:margin-top="0cm" fo:margin-bottom="0cm" loext:contextual-spacing="false" fo:text-align="start" style:justify-single-word="false"/>
      <style:text-properties fo:font-weight="bold" officeooo:rsid="008d7328" officeooo:paragraph-rsid="008d7328" style:font-weight-asian="bold" style:font-weight-complex="bold"/>
    </style:style>
    <style:style style:name="P111" style:family="paragraph" style:parent-style-name="Heading_20_2">
      <style:paragraph-properties fo:text-align="center" style:justify-single-word="false"/>
    </style:style>
    <style:style style:name="P112" style:family="paragraph" style:parent-style-name="Heading_20_2">
      <style:paragraph-properties fo:text-align="center" style:justify-single-word="false"/>
      <style:text-properties fo:font-weight="normal" officeooo:rsid="0068d82b" officeooo:paragraph-rsid="0068d82b" style:font-weight-asian="normal" style:font-weight-complex="normal"/>
    </style:style>
    <style:style style:name="P113" style:family="paragraph" style:parent-style-name="Heading_20_2">
      <style:paragraph-properties fo:text-align="center" style:justify-single-word="false"/>
      <style:text-properties fo:font-weight="normal" style:font-weight-asian="normal" style:font-weight-complex="normal"/>
    </style:style>
    <style:style style:name="T1" style:family="text">
      <style:text-properties officeooo:rsid="0016770f"/>
    </style:style>
    <style:style style:name="T2" style:family="text">
      <style:text-properties officeooo:rsid="0018eb4c"/>
    </style:style>
    <style:style style:name="T3" style:family="text">
      <style:text-properties fo:font-weight="normal" style:font-weight-asian="normal" style:font-weight-complex="normal"/>
    </style:style>
    <style:style style:name="T4" style:family="text">
      <style:text-properties fo:font-weight="normal" officeooo:rsid="005353ac" style:font-weight-asian="normal" style:font-weight-complex="normal"/>
    </style:style>
    <style:style style:name="T5" style:family="text">
      <style:text-properties fo:font-weight="normal" officeooo:rsid="0054bcdf" style:font-weight-asian="normal" style:font-weight-complex="normal"/>
    </style:style>
    <style:style style:name="T6" style:family="text">
      <style:text-properties fo:font-weight="normal" officeooo:rsid="0057a19d" style:font-weight-asian="normal" style:font-weight-complex="normal"/>
    </style:style>
    <style:style style:name="T7" style:family="text">
      <style:text-properties fo:font-weight="normal" officeooo:rsid="0058d7d5" style:font-weight-asian="normal" style:font-weight-complex="normal"/>
    </style:style>
    <style:style style:name="T8" style:family="text">
      <style:text-properties fo:font-weight="normal" officeooo:rsid="005b8812" style:font-weight-asian="normal" style:font-weight-complex="normal"/>
    </style:style>
    <style:style style:name="T9" style:family="text">
      <style:text-properties fo:font-weight="normal" officeooo:rsid="00611038" style:font-weight-asian="normal" style:font-weight-complex="normal"/>
    </style:style>
    <style:style style:name="T10" style:family="text">
      <style:text-properties fo:font-weight="normal" officeooo:rsid="004d4acf" style:font-weight-asian="normal" style:font-weight-complex="normal"/>
    </style:style>
    <style:style style:name="T11" style:family="text">
      <style:text-properties fo:font-weight="normal" officeooo:rsid="005e29e1" style:font-weight-asian="normal" style:font-weight-complex="normal"/>
    </style:style>
    <style:style style:name="T12" style:family="text">
      <style:text-properties fo:font-weight="normal" officeooo:rsid="005efdac" style:font-weight-asian="normal" style:font-weight-complex="normal"/>
    </style:style>
    <style:style style:name="T13" style:family="text">
      <style:text-properties fo:font-weight="normal" officeooo:rsid="00641171" style:font-weight-asian="normal" style:font-weight-complex="normal"/>
    </style:style>
    <style:style style:name="T14" style:family="text">
      <style:text-properties fo:font-weight="normal" officeooo:rsid="0064822c" style:font-weight-asian="normal" style:font-weight-complex="normal"/>
    </style:style>
    <style:style style:name="T15" style:family="text">
      <style:text-properties fo:font-weight="normal" officeooo:rsid="0062d2ac" style:font-weight-asian="normal" style:font-weight-complex="normal"/>
    </style:style>
    <style:style style:name="T16" style:family="text">
      <style:text-properties fo:font-weight="normal" officeooo:rsid="0065909a" style:font-weight-asian="normal" style:font-weight-complex="normal"/>
    </style:style>
    <style:style style:name="T17" style:family="text">
      <style:text-properties fo:font-weight="normal" officeooo:rsid="0065dc17" style:font-weight-asian="normal" style:font-weight-complex="normal"/>
    </style:style>
    <style:style style:name="T18" style:family="text">
      <style:text-properties fo:font-weight="normal" officeooo:rsid="00682b2b" style:font-weight-asian="normal" style:font-weight-complex="normal"/>
    </style:style>
    <style:style style:name="T19" style:family="text">
      <style:text-properties fo:font-weight="normal" officeooo:rsid="0068d82b" style:font-weight-asian="normal" style:font-weight-complex="normal"/>
    </style:style>
    <style:style style:name="T20" style:family="text">
      <style:text-properties fo:font-weight="normal" officeooo:rsid="006d4881" style:font-weight-asian="normal" style:font-weight-complex="normal"/>
    </style:style>
    <style:style style:name="T21" style:family="text">
      <style:text-properties fo:font-weight="normal" officeooo:rsid="006f456c" style:font-weight-asian="normal" style:font-weight-complex="normal"/>
    </style:style>
    <style:style style:name="T22" style:family="text">
      <style:text-properties fo:font-weight="normal" officeooo:rsid="00754d02" style:font-weight-asian="normal" style:font-weight-complex="normal"/>
    </style:style>
    <style:style style:name="T23" style:family="text">
      <style:text-properties fo:font-weight="normal" officeooo:rsid="0078a429" style:font-weight-asian="normal" style:font-weight-complex="normal"/>
    </style:style>
    <style:style style:name="T24" style:family="text">
      <style:text-properties fo:font-weight="normal" officeooo:rsid="007a4a0a" style:font-weight-asian="normal" style:font-weight-complex="normal"/>
    </style:style>
    <style:style style:name="T25" style:family="text">
      <style:text-properties fo:font-weight="normal" officeooo:rsid="007ade3f" style:font-weight-asian="normal" style:font-weight-complex="normal"/>
    </style:style>
    <style:style style:name="T26" style:family="text">
      <style:text-properties fo:font-weight="normal" officeooo:rsid="007c382f" style:font-weight-asian="normal" style:font-weight-complex="normal"/>
    </style:style>
    <style:style style:name="T27" style:family="text">
      <style:text-properties fo:font-weight="normal" officeooo:rsid="007d32d2" style:font-weight-asian="normal" style:font-weight-complex="normal"/>
    </style:style>
    <style:style style:name="T28" style:family="text">
      <style:text-properties officeooo:rsid="001c0ca5"/>
    </style:style>
    <style:style style:name="T29" style:family="text">
      <style:text-properties officeooo:rsid="001f9a3a"/>
    </style:style>
    <style:style style:name="T30" style:family="text">
      <style:text-properties officeooo:rsid="00218e8f"/>
    </style:style>
    <style:style style:name="T31" style:family="text">
      <style:text-properties officeooo:rsid="00236924"/>
    </style:style>
    <style:style style:name="T32" style:family="text">
      <style:text-properties officeooo:rsid="0025f459"/>
    </style:style>
    <style:style style:name="T33" style:family="text">
      <style:text-properties fo:font-weight="bold" style:font-weight-asian="bold" style:font-weight-complex="bold"/>
    </style:style>
    <style:style style:name="T34" style:family="text">
      <style:text-properties fo:font-weight="bold" officeooo:rsid="0021ed63" style:font-weight-asian="bold" style:font-weight-complex="bold"/>
    </style:style>
    <style:style style:name="T35" style:family="text">
      <style:text-properties fo:font-weight="bold" officeooo:rsid="002a719d" style:font-weight-asian="bold" style:font-weight-complex="bold"/>
    </style:style>
    <style:style style:name="T36" style:family="text">
      <style:text-properties fo:font-weight="bold" officeooo:rsid="006d4881" style:font-weight-asian="bold" style:font-weight-complex="bold"/>
    </style:style>
    <style:style style:name="T37" style:family="text">
      <style:text-properties fo:font-weight="bold" officeooo:rsid="00805ee9" style:font-weight-asian="bold" style:font-weight-complex="bold"/>
    </style:style>
    <style:style style:name="T38" style:family="text">
      <style:text-properties officeooo:rsid="002a719d"/>
    </style:style>
    <style:style style:name="T39" style:family="text">
      <style:text-properties officeooo:rsid="002aabc7"/>
    </style:style>
    <style:style style:name="T40" style:family="text">
      <style:text-properties officeooo:rsid="002cc61a"/>
    </style:style>
    <style:style style:name="T41" style:family="text">
      <style:text-properties officeooo:rsid="00318164"/>
    </style:style>
    <style:style style:name="T42" style:family="text">
      <style:text-properties officeooo:rsid="003364ac"/>
    </style:style>
    <style:style style:name="T43" style:family="text">
      <style:text-properties officeooo:rsid="00350590"/>
    </style:style>
    <style:style style:name="T44" style:family="text">
      <style:text-properties officeooo:rsid="0038015d"/>
    </style:style>
    <style:style style:name="T45" style:family="text">
      <style:text-properties officeooo:rsid="0038cb63"/>
    </style:style>
    <style:style style:name="T46" style:family="text">
      <style:text-properties officeooo:rsid="00398212"/>
    </style:style>
    <style:style style:name="T47" style:family="text">
      <style:text-properties officeooo:rsid="003a995b"/>
    </style:style>
    <style:style style:name="T48" style:family="text">
      <style:text-properties officeooo:rsid="003be2d4"/>
    </style:style>
    <style:style style:name="T49" style:family="text">
      <style:text-properties officeooo:rsid="003f1e57"/>
    </style:style>
    <style:style style:name="T50" style:family="text">
      <style:text-properties officeooo:rsid="00409a6c"/>
    </style:style>
    <style:style style:name="T51" style:family="text">
      <style:text-properties officeooo:rsid="00419214"/>
    </style:style>
    <style:style style:name="T52" style:family="text">
      <style:text-properties officeooo:rsid="00444625"/>
    </style:style>
    <style:style style:name="T53" style:family="text">
      <style:text-properties officeooo:rsid="004565ef"/>
    </style:style>
    <style:style style:name="T54" style:family="text">
      <style:text-properties officeooo:rsid="004b0185"/>
    </style:style>
    <style:style style:name="T55" style:family="text">
      <style:text-properties officeooo:rsid="004b7429"/>
    </style:style>
    <style:style style:name="T56" style:family="text">
      <style:text-properties officeooo:rsid="004cbae1"/>
    </style:style>
    <style:style style:name="T57" style:family="text">
      <style:text-properties officeooo:rsid="0051606f"/>
    </style:style>
    <style:style style:name="T58" style:family="text">
      <style:text-properties officeooo:rsid="00565932"/>
    </style:style>
    <style:style style:name="T59" style:family="text">
      <style:text-properties officeooo:rsid="005b8812"/>
    </style:style>
    <style:style style:name="T60" style:family="text">
      <style:text-properties officeooo:rsid="00611038"/>
    </style:style>
    <style:style style:name="T61" style:family="text">
      <style:text-properties officeooo:rsid="0062d2ac"/>
    </style:style>
    <style:style style:name="T62" style:family="text">
      <style:text-properties officeooo:rsid="00641171"/>
    </style:style>
    <style:style style:name="T63" style:family="text">
      <style:text-properties officeooo:rsid="0064822c"/>
    </style:style>
    <style:style style:name="T64" style:family="text">
      <style:text-properties officeooo:rsid="0066f91d"/>
    </style:style>
    <style:style style:name="T65" style:family="text">
      <style:text-properties officeooo:rsid="0069d0b9"/>
    </style:style>
    <style:style style:name="T66" style:family="text">
      <style:text-properties officeooo:rsid="006af5e5"/>
    </style:style>
    <style:style style:name="T67" style:family="text">
      <style:text-properties officeooo:rsid="006d4881"/>
    </style:style>
    <style:style style:name="T68" style:family="text">
      <style:text-properties officeooo:rsid="00754d02"/>
    </style:style>
    <style:style style:name="T69" style:family="text">
      <style:text-properties officeooo:rsid="007e1d5a"/>
    </style:style>
    <style:style style:name="T70" style:family="text">
      <style:text-properties officeooo:rsid="008233d0"/>
    </style:style>
    <style:style style:name="T71" style:family="text">
      <style:text-properties officeooo:rsid="0084e912"/>
    </style:style>
    <style:style style:name="T72" style:family="text">
      <style:text-properties officeooo:rsid="00860e13"/>
    </style:style>
    <style:style style:name="T73" style:family="text">
      <style:text-properties officeooo:rsid="0086f53c"/>
    </style:style>
    <style:style style:name="T74" style:family="text">
      <style:text-properties officeooo:rsid="008805c3"/>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normal" officeooo:rsid="00754d0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2">OOP 1</text:h>
      <text:p text:style-name="P51">Aké môžu byť schopnosti objektu?</text:p>
      <text:p text:style-name="P1">Schopnosti môžu byť:</text:p>
      <text:list xml:id="list3176740443526520051" text:style-name="L1">
        <text:list-item>
          <text:p text:style-name="P86">konštruktory – nastavujú počiatočný stav vlastností objektu</text:p>
        </text:list-item>
        <text:list-item>
          <text:p text:style-name="P86">príkazy – menia vlastnosti objektu</text:p>
        </text:list-item>
        <text:list-item>
          <text:p text:style-name="P86">žiadosti – get – získanie informácie o vlastnosti objektu</text:p>
        </text:list-item>
      </text:list>
      <text:p text:style-name="P51"/>
      <text:p text:style-name="P51">Aké môžu byť vlastnosti objektu?</text:p>
      <text:p text:style-name="P1">Vlastnosti sú zas len objekty. (shop =&gt; articles)</text:p>
      <text:p text:style-name="P1">Vlastnosti môžu byť:</text:p>
      <text:p text:style-name="P1">-konštantné/premenné</text:p>
      <text:list xml:id="list6472708720026079158" text:style-name="L2">
        <text:list-item>
          <text:p text:style-name="P87">Atribúty – popisujú daný objekt (meno, obrat obchodu)</text:p>
        </text:list-item>
        <text:list-item>
          <text:p text:style-name="P87">Komponenty – sú súčasťou objektu (tovar, ktorý sa v obchode nachádza</text:p>
        </text:list-item>
        <text:list-item>
          <text:p text:style-name="P87">Asociácie – veci, o ktorých objekt má „poznanie, že existujú“, ale nie sú jeho priamou súčasťou (obchod môže byť súčasťou reťaze obch. reťazcov</text:p>
        </text:list-item>
      </text:list>
      <text:p text:style-name="P1"/>
      <text:p text:style-name="P1"/>
      <text:p text:style-name="P50">Čo je trieda?</text:p>
      <text:p text:style-name="P61">Trieda je kategória objektu, ktorá definuje vlastnosti a schopnosti, ktoré sú spoločné pre množinu objektov. Definuje vzor pre vytváranie objektov.</text:p>
      <text:p text:style-name="P61"/>
      <text:p text:style-name="P50">Čo je inštancia?</text:p>
      <text:p text:style-name="P61">Inštancia je individuálny objekt, ktorý bol vytvorený podľa vzoru – triedy.</text:p>
      <text:p text:style-name="P59">Môžeme mať mnoho inštancií tej istej triedy. Každá z týchto inštancií má rovnaké atribúty ale môže mať rôzne hodnoty týchto atribútov. <text:span text:style-name="T1">Každá inštancia má vyčlenenú samostatnú pamät – je jedinečná,, aj keď má rovnaké schopnosti ako iné inštancie tej istej triedy</text:span></text:p>
      <text:p text:style-name="P59"/>
      <text:p text:style-name="P49">Čo je referencia?</text:p>
      <text:p text:style-name="P60">Je to adresa v pamäti, kde je inštancia uložená.</text:p>
      <text:p text:style-name="P59"/>
      <text:p text:style-name="P48">Čo je konštruktor?</text:p>
      <text:p text:style-name="P24">Je to špeciálna metóda, unikátna pre každú triedu, ktorá je volaná pri vytváraní inštancie objektu nejakej triedy. Konštruktor je volaný pomocou slovíčka new. Slúži na nastavenie počiatočných hodnôt <text:span text:style-name="T2">vlastností </text:span>objektu. <text:span text:style-name="T2">Má rovnaké meno ako trieda a nemá návratový typ.</text:span></text:p>
      <text:p text:style-name="P23"/>
      <text:p text:style-name="P47">Čo je constructor overloading?</text:p>
      <text:p text:style-name="P22">Je to definovanie viacero konštruktorov pre danú triedu, ktoré sa líšia v počte a/alebo typoch parametrov.</text:p>
      <text:p text:style-name="P22"/>
      <text:p text:style-name="P46">Čo sú tie režimy pamäte? ///?????</text:p>
      <text:p text:style-name="P2">-</text:p>
      <text:p text:style-name="P2"/>
      <text:p text:style-name="P46">Aké sú tri postoje k nedosiahnuteľnému objektu?</text:p>
      <text:list xml:id="list3131235726600530321" text:style-name="L3">
        <text:list-item>
          <text:p text:style-name="P88">Casual approach – ignorácia problému </text:p>
        </text:list-item>
        <text:list-item>
          <text:p text:style-name="P88">Manual reclamation – programátor musí pre každý taký objekt sám naprogramovať jeho mazanie</text:p>
        </text:list-item>
        <text:list-item>
          <text:p text:style-name="P88">Garbage collection – zahrnuté v programovacom prostredí, je to automatický mechanizmus, ktorý nájde objekty, na ktoré neexistuje žiadny smerník </text:p>
        </text:list-item>
      </text:list>
      <text:p text:style-name="P1"/>
      <text:h text:style-name="P111" text:outline-level="2"><text:soft-page-break/>OOP 2</text:h>
      <text:p text:style-name="P45">Čo je to enkapsulácia (zapúzdrenie)?</text:p>
      <text:p text:style-name="P3">Enkapsulácia je mechanizmus používaný na skrývanie údajov, intern<text:span text:style-name="T28">ej</text:span> štruktúr<text:span text:style-name="T28">y </text:span>a implementačn<text:span text:style-name="T28">ých</text:span> detail<text:span text:style-name="T28">ov</text:span> objektu. Celá interakcia s objektom je cez verejné rozhranie operácií.</text:p>
      <text:p text:style-name="P3">Triedy by nemali navonok odhaľovať svoju vnútornú implementáciu, a teda </text:p>
      <text:list xml:id="list3713642386713820460" text:style-name="L4">
        <text:list-item>
          <text:p text:style-name="P89">premenné reprezentujúce stav objektu by mali byť kontrolovateľné/viditeľné len samotným objektom. Stav objektu sa môže meniť len správaním objektu.</text:p>
        </text:list-item>
        <text:list-item>
          <text:p text:style-name="P89">Metódy môžu byť viditeľné len objektom, alebo aj inými objektmi – tie predstavujú interakciu s inými objektami – verejné rozhranie oparácií objektu</text:p>
        </text:list-item>
      </text:list>
      <text:p text:style-name="P4">V praxi to znamená použitie private pre premenné a get/set metód.</text:p>
      <text:p text:style-name="P4"/>
      <text:p text:style-name="P44">Aké slovíčka sú používané pre zapúzdrenie?</text:p>
      <text:list xml:id="list7638743162258287611" text:style-name="L5">
        <text:list-item>
          <text:p text:style-name="P90">Private – položka nie je viditeľná zvnútra</text:p>
        </text:list-item>
        <text:list-item>
          <text:p text:style-name="P90">public – položka je viditeľná zvonku – patrí rozhraniu objektu</text:p>
        </text:list-item>
        <text:list-item>
          <text:p text:style-name="P90">protected – položka je viditeľná len zvnútra, triedy a zvonku len pre triedy, ktoré dedia od tejto triedy</text:p>
        </text:list-item>
      </text:list>
      <text:p text:style-name="P43"/>
      <text:p text:style-name="P43">Na čo sa používa slovíčko this?</text:p>
      <text:p text:style-name="P17">V rámci metódy inštancie alebo konštruktora sa slovíčko this využíva na prístup k aktuálnemu objektu, a jeho položkám. Je to smerník na samého seba.</text:p>
      <text:p text:style-name="P17">- pri premenných, keď je zatemnená viditeľnosť premennej argumentom rovnakého názvu</text:p>
      <text:p text:style-name="P17">- Explicitné volanie konštruktora – prvý riadok v danom konštruktore</text:p>
      <text:p text:style-name="P17"/>
      <text:p text:style-name="P43">Na čo sa používajú statické položky (=premenné, metódy)?</text:p>
      <text:p text:style-name="P17">Na podporu globálnych premenných a globálnych metód. Tie môžu byť sprístupnené bez nutnosti vytvárani<text:span text:style-name="T29">a</text:span> objektu. Pre definovanie týchto položiek sa používa kľúčové slovíčko static. Premenné používajú statický režim alokácie pamäte a metódy sú volané priamo, nie nad objektom.</text:p>
      <text:p text:style-name="P17">Hodnota statick<text:span text:style-name="T30">ej</text:span> premennej je spoločná pre všetky objekty danej triedy.</text:p>
      <text:p text:style-name="P17"/>
      <text:p text:style-name="P42">Aký je rozdiel medzi premennými inštancie a statickými premennými?</text:p>
      <text:p text:style-name="P5">Premenné inštancie</text:p>
      <text:list xml:id="list1749291365062219415" text:style-name="L6">
        <text:list-item>
          <text:p text:style-name="P91">každá inštancia má vlastnú premennú</text:p>
        </text:list-item>
      </text:list>
      <text:p text:style-name="P5">Statická premenná</text:p>
      <text:list xml:id="list5490692063516531867" text:style-name="L7">
        <text:list-item>
          <text:p text:style-name="P92">trieda má jednu premennú spoločnú pre všetky inštancie tredy</text:p>
        </text:list-item>
      </text:list>
      <text:p text:style-name="P5"/>
      <text:p text:style-name="P42">Ako definujeme v Jave konštanty?</text:p>
      <text:p text:style-name="P5">Pomocou kombinácie static+final.</text:p>
      <text:p text:style-name="P5"/>
      <text:p text:style-name="P42">Aké majú vlastnosti statické metódy a na čo sa používajú?</text:p>
      <text:p text:style-name="P5">Statické metódy sa môžu používať bez nutnosti vytvorenia inštancie.</text:p>
      <text:p text:style-name="P5">Používajú sa vtedy, keď ich výsledok nezávisí od údajov objektu, napr. MATH v Jave.</text:p>
      <text:p text:style-name="P5"/>
      <text:p text:style-name="P42">Aké obmedzenia majú statické metódy?</text:p>
      <text:p text:style-name="P21">Môžu volať len iné statické metódy.</text:p>
      <text:p text:style-name="P21">Môžu pristupovať len k statickým dátam.</text:p>
      <text:p text:style-name="P21">Nemôžu použiť this ani super.</text:p>
      <text:p text:style-name="P21"/>
      <text:h text:style-name="P111" text:outline-level="2"><text:soft-page-break/></text:h>
      <text:h text:style-name="P111" text:outline-level="2">OOP 3</text:h>
      <text:p text:style-name="P84"><text:span text:style-name="T34">Č</text:span><text:span text:style-name="T35">o</text:span><text:span text:style-name="T34"> je to dedičnosť?</text:span></text:p>
      <text:p text:style-name="P83"><text:span text:style-name="T38">D</text:span>edičnosť je schopnosť triedy používať <text:span text:style-name="T40">položky</text:span> <text:span text:style-name="T40">nadradenej</text:span> triedy, <text:span text:style-name="T39">zmenu existujúcich položkek </text:span>a pridávanie vlastných <text:span text:style-name="T40">položiek</text:span>. Triedy, ktoré vzniknú dedením vlastností z týchto <text:span text:style-name="T39">rodičovských</text:span> tried sa označujú ako triedy potomkov, alebo odvodené triedy. <text:span text:style-name="T51">Za pomoci dedičnosti máme možnosť budovať hierarchiu tried</text:span></text:p>
      <text:p text:style-name="P33">Čo je subtyping?</text:p>
      <text:p text:style-name="P9">Je to dedenie typu.</text:p>
      <text:p text:style-name="P10">O subtypingu hovoríme vtedy, keď objekt implementujúci rozhranie dedí jeho typ, ale nededí implementáciu.</text:p>
      <text:p text:style-name="P20">Ak B dedí od A, B je podtypom A.</text:p>
      <text:p text:style-name="P20">Ak B implementuje A, B je podtyp A.</text:p>
      <text:p text:style-name="P19"><text:span text:style-name="T41">Substitúcia podtypom: </text:span>Ak B je podtyp A, všade v kóde, kde sa očakáva A, môže byť použité B.<text:line-break/></text:p>
      <text:p text:style-name="P33">Čo je subclassing?</text:p>
      <text:p text:style-name="P9">Je to dedenie typu a implementácie.</text:p>
      <text:p text:style-name="P9">O subclassingu hovoríme vtedy, keď objekt dedí okrem typu aj implementáciu.</text:p>
      <text:p text:style-name="P8">Subclassing je dedenie implementácie od rodiča, ako aj dedenie jeho typu.</text:p>
      <text:p text:style-name="P8">Subclassing je špeciálny prípad subtypingu.</text:p>
      <text:p text:style-name="P8"/>
      <text:p text:style-name="P41">Čo je polymorfizmus?</text:p>
      <text:p text:style-name="P8">Objekt z nejakej podtriedy je polymorfický, keď <text:span text:style-name="T31">môže byť použitý/manipulovateľný ako objekt z jeho nadtried.</text:span></text:p>
      <text:p text:style-name="P8"/>
      <text:p text:style-name="P40">Môžu odvodené triedy rozširovať/meniť existujúce správanie/charakteristiky?</text:p>
      <text:p text:style-name="P18">Odvodené triedy môžu definovať nové správanie a charakteristiky.</text:p>
      <text:p text:style-name="P18">Odvodené triedy môžu prepisovať existujúce správanie. <text:span text:style-name="T32">Toto prepísané správanie môžu používať objekty typu odvodenej triedy. Ak je objekt typu nadtriedy používa sa správanie nadtriedy (neprepísané).</text:span></text:p>
      <text:p text:style-name="P17"/>
      <text:p text:style-name="P39">Kedy používame slovíčko super?</text:p>
      <text:p text:style-name="P16">Ak chceme použiť konštrukor nadtriedy.</text:p>
      <text:p text:style-name="P16">Ak chceme použiť položku nadtriedy, ktorú sme v podtriede prepísali.</text:p>
      <text:p text:style-name="P16"/>
      <text:p text:style-name="P39">Čo je to kompozícia?</text:p>
      <text:p text:style-name="P16">Kompozícia je metóda znovupoužitia, pri ktorej je nová funkcionalita získaná vytváraním objektu pozostávajúceho z iných.</text:p>
      <text:p text:style-name="P16"><text:span text:style-name="T42">Composition </text:span>= aggregation = containment</text:p>
      <text:p text:style-name="P16"/>
      <text:p text:style-name="P39">Ako môže byť kompozícia reprezentovaná?</text:p>
      <text:p text:style-name="P16">Hodnotou alebo odkazom.</text:p>
      <text:p text:style-name="P16">C++ hodnotou aj odkazom</text:p>
      <text:p text:style-name="P16">Java/C# <text:span text:style-name="T43">odkazom</text:span></text:p>
      <text:p text:style-name="P16"/>
      <text:p text:style-name="P38">Aké sú výhody/nevýhody <text:span text:style-name="T44">dedenia?</text:span></text:p>
      <text:list xml:id="list1587367211112674287" text:style-name="L8">
        <text:list-item>
          <text:p text:style-name="P93">Výhody</text:p>
          <text:list>
            <text:list-item>
              <text:p text:style-name="P94">Implementácia podtriedy je jednoduchá, veľká časť už je naprogramovaná</text:p>
            </text:list-item>
            <text:list-item>
              <text:p text:style-name="P94">ľahké pridanie/prepísanie implementácie</text:p>
            </text:list-item>
          </text:list>
        </text:list-item>
        <text:list-item>
          <text:p text:style-name="P93"><text:soft-page-break/>Nevýhody</text:p>
          <text:list>
            <text:list-item>
              <text:p text:style-name="P95">Porušuje enkapsuláciu, lebo podtrieda vidí implementačné detaily nadtriedy (white-box)</text:p>
            </text:list-item>
            <text:list-item>
              <text:p text:style-name="P95">Implementácia podtried sa môže zmeniť, ak sa zmení implementácia nadtriedy</text:p>
            </text:list-item>
            <text:list-item>
              <text:p text:style-name="P95">Implementácie nadtriedy nemôžu byť zmenené za behu programu (?)</text:p>
              <text:p text:style-name="P95"/>
            </text:list-item>
          </text:list>
        </text:list-item>
      </text:list>
      <text:p text:style-name="P38">Aké sú výhody/nevýhody <text:span text:style-name="T44">kompozície</text:span>?</text:p>
      <text:list xml:id="list210535809562333" text:continue-numbering="true" text:style-name="L8">
        <text:list-item>
          <text:p text:style-name="P93">Výhody</text:p>
          <text:list>
            <text:list-item>
              <text:p text:style-name="P95">obsiahnuté objekty sú sprístupnené triede pomocou <text:span text:style-name="T49">ich </text:span>verejného rozhrania</text:p>
            </text:list-item>
            <text:list-item>
              <text:p text:style-name="P95">znovupoužiteľnosť, kedže interné detaily obsiahnutých objektov nie sú <text:span text:style-name="T48">ne</text:span>viditeľné (black-box)</text:p>
            </text:list-item>
            <text:list-item>
              <text:p text:style-name="P95">dobrá enkapsulácia <text:span text:style-name="T45">údajov</text:span></text:p>
            </text:list-item>
            <text:list-item>
              <text:p text:style-name="P95">menšia implementačná závislosť</text:p>
            </text:list-item>
            <text:list-item>
              <text:p text:style-name="P95">každá <text:span text:style-name="T46">trieda</text:span> sa sústreďuje na jednu úlohu</text:p>
              <text:p text:style-name="P95"/>
            </text:list-item>
          </text:list>
        </text:list-item>
        <text:list-item>
          <text:p text:style-name="P93">Nevýhody</text:p>
          <text:list>
            <text:list-item>
              <text:p text:style-name="P95">výsledné systémy môžu mať priveľa tried</text:p>
            </text:list-item>
            <text:list-item>
              <text:p text:style-name="P95">Rozhrania musia byť pozorne definované kvôli použitiu <text:span text:style-name="T47">viacero</text:span> rozličných objektov ako častí kompozície</text:p>
            </text:list-item>
          </text:list>
        </text:list-item>
      </text:list>
      <text:p text:style-name="P6"/>
      <text:p text:style-name="P37">Aké sú to Coadove pravidlá?</text:p>
      <text:p text:style-name="P7">Použi dedenie, len ak sú splnené nasledovné pravidlá:</text:p>
      <text:list xml:id="list8249959909022592794" text:style-name="L9">
        <text:list-item>
          <text:p text:style-name="P96">Podtrieda vyjadruje „je špeciálny prípad..“ a nie „rola, ktorú predstavuje..“</text:p>
        </text:list-item>
        <text:list-item>
          <text:p text:style-name="P96">Inštancia podtriedy sa nikdy nepotrebuje zmeniť na inštanciu inej triedy</text:p>
        </text:list-item>
        <text:list-item>
          <text:p text:style-name="P96">Podtrieda rozširuje, skôr ako prepisuje alebo blokuje danosti nadtriedy</text:p>
        </text:list-item>
        <text:list-item>
          <text:p text:style-name="P97">A subclass does not extend the capabilities of what is merely a utility class (??)</text:p>
        </text:list-item>
        <text:list-item>
          <text:p text:style-name="P96">Podtrieda predstavuje rolu<text:span text:style-name="T50">(?1?)</text:span>, transkaciu alebo zariadenie.</text:p>
        </text:list-item>
      </text:list>
      <text:p text:style-name="P12"/>
      <text:h text:style-name="P111" text:outline-level="2">OP 4</text:h>
      <text:p text:style-name="P36">Aké sú výhody hierarchickej usporiadanosti tried?</text:p>
      <text:p text:style-name="P12">Môžeme použiť polymorfickú referenciu na akýkoľvek objekt v systéme. </text:p>
      <text:p text:style-name="P12">Na vrchole systému definujeme všeobecné vlastnosti používané akýmkoľvek <text:span text:style-name="T55">objektom</text:span>, napr. Klonovanie objektov, kopírovanie objektov, či sa objekty rovnajú. Akákoľvek trieda vytvorená v Jave, implicitne dedí od triedy Object.</text:p>
      <text:p text:style-name="P12"/>
      <text:p text:style-name="P35">Čo je to polymorfická referencia?</text:p>
      <text:p text:style-name="P15">Polymorfická referencia <text:span text:style-name="T56">je referencia, ktorá </text:span>môže odkazovať na rôzne typy objekt<text:span text:style-name="T52">ov</text:span> v rozdielnych časových <text:s/>okamihoch. <text:span text:style-name="T53">Polymorfické referencie sa menia počas behu programu, nie počas kompilácie.</text:span></text:p>
      <text:p text:style-name="P15"/>
      <text:p text:style-name="P34">Čo je to abstraktná trieda?</text:p>
      <text:p text:style-name="P34"><text:span text:style-name="T3">Abstraktná trieda popisuje skôr abstraktnú myšlienku ako konkrétnu. Neslúži na vytváranie objektov. </text:span><text:span text:style-name="T10">Abstraktné triedy deklarujú abstraktné metódy, ktoré musia byť prepísané v podtriedach. Konštruktor môže, nemusí byť definovaný, avšak musí byť protected, nikdy nie public – nemôžeme vytvárať inštancie abstraktnej triedy. Tiež musíme pamätať, že podtriedy vždy implicitne volajú konštruktor nadtriedy.</text:span></text:p>
      <text:p text:style-name="P14"/>
      <text:p text:style-name="P32">Čo je rozhranie?</text:p>
      <text:p text:style-name="P13">Rozhranie je množina <text:span text:style-name="T57">konštánt a abstraktných</text:span> metód, ktoré objekt musí implementovať. <text:span text:style-name="T54">Trieda</text:span> môže implementovať viacero rozhraní, ale môže dediť len od jednej nadtriedy. Rozhranie môže dediť od iného rozhrania, pričom <text:span text:style-name="T54">trieda implementujúca rozhranie</text:span> musí implementovať metódy <text:soft-page-break/>všetkých rozhraní. Rozhranie je zároveň typ. Je to implementácia subtypingu v OO programovaní. Zmysel = polymorfizmus. <text:span text:style-name="T54">Rozhranie nie je navrhnuté na to, aby bolo nadtriedou, ale aby pridávalo správanie triedam.</text:span></text:p>
      <text:p text:style-name="P13"/>
      <text:p text:style-name="P32"/>
      <text:p text:style-name="P32">Aký je rozdiel medzi abstraktnou triedou a rozhraním?</text:p>
      <text:p text:style-name="P13">Rozhranie – nedajú sa implementovať neabstraktné metódy.</text:p>
      <text:p text:style-name="P13">Abstraktná trieda – dajú sa implementovať abstraktné aj neabstraktné metódy.</text:p>
      <text:p text:style-name="P12"/>
      <text:p text:style-name="P32">Aký je vzťah medzi triedou a abstraktnou triedou?</text:p>
      <text:p text:style-name="P11">Vzťah je silný. IS-A vzťah. </text:p>
      <text:p text:style-name="P32"/>
      <text:p text:style-name="P32">Aký je vzťah medzi triedou a rozhraním?</text:p>
      <text:p text:style-name="P11">Vzťah je slabý. IS-KIND-OF vzťah.</text:p>
      <text:p text:style-name="P11"/>
      <text:h text:style-name="P111" text:outline-level="2">OP 5</text:h>
      <text:p text:style-name="P63">Aké poznáme formy polymorfizmu?</text:p>
      <text:list xml:id="list4878648917114149606" text:style-name="L10">
        <text:list-item>
          <text:p text:style-name="P98"><text:span text:style-name="T3">Ad-hoc polymorfizmus – </text:span><text:span text:style-name="T4">preťažovanie metód a konštruktorov. Tieto metódy môžu byť aplikované na argumenty rôznych typov.</text:span></text:p>
        </text:list-item>
        <text:list-item>
          <text:p text:style-name="P98"><text:span text:style-name="T3">Parametrický polymorfizmus – </text:span><text:span text:style-name="T4">generické programovanie. Dovoľuje funkcii, alebo dátovemu typu, aby sa správali genericky - aby mohli pracovať s ľubovoľnými typmi.</text:span></text:p>
        </text:list-item>
        <text:list-item>
          <text:p text:style-name="P98"><text:span text:style-name="T3">Subtype polymorfizmus – </text:span><text:span text:style-name="T4">inkluzívny polymorfizmus. Subclassing, inheritance. </text:span><text:span text:style-name="T5">Dovoľuje metóde s parametrom o type T, prijať aj typ S, ktorý je podtypom typu T.</text:span></text:p>
        </text:list-item>
      </text:list>
      <text:p text:style-name="P64"/>
      <text:p text:style-name="P69">Čo znamená neskoré alebo dynamické viazanie?<text:line-break/><text:span text:style-name="T3">Platí pre polymorfickú referenciu, ktorá vie určiť definíciu metódy, ktorá sa má použi</text:span><text:span text:style-name="T11">ť</text:span><text:span text:style-name="T3">, až za behu programu.</text:span></text:p>
      <text:p text:style-name="P79"/>
      <text:p text:style-name="P64">Aké 2 spôsoby existujú na vytvorenie polymorfickej referencie?</text:p>
      <text:list xml:id="list5398234637200224391" text:style-name="L11">
        <text:list-item>
          <text:p text:style-name="P99">Použitie rozhranie</text:p>
        </text:list-item>
        <text:list-item>
          <text:p text:style-name="P99">Použitie dedičnosti</text:p>
          <text:p text:style-name="P99"/>
        </text:list-item>
      </text:list>
      <text:p text:style-name="P70">Čo je downcasting?<text:line-break/><text:span text:style-name="T3">Zmena typu objektu z typu nadtriedy na podtriedu. </text:span><text:span text:style-name="T12">Je možné ho použiť len vtedy, keď nadtrieda má hodnotu podtriedy.</text:span></text:p>
      <text:p text:style-name="P80"/>
      <text:p text:style-name="P65">Čo je to LSP (Liskov<text:span text:style-name="T58">ov</text:span> substitučný princíp)? <text:line-break/><text:span text:style-name="T3">Funkcie, ktoré používajú odkazy na nadtriedy, musia byť schopné použivať objekty aj od nich odvodených tried bez toho aby ich poznali. </text:span><text:span text:style-name="T6">Pre dodržanie tohto princípu všetk</text:span><text:span text:style-name="T17">y</text:span><text:span text:style-name="T6"> podtriedy sa musia vedieť prispôsobiť správaniu, ktoré klient očakáva od základnej triedy. </text:span><text:span text:style-name="T7">Podtyp nesmie obmedzovať nadtyp, a teda podtyp musí byť použiteľný tam, kde sa očakáva nadtyp. Pre ľubovoľnú funkciu f(A) platí, že ak je určená na vykonanie úlohy pre typ A, potom dokáže úlohu splniť rovnako aj pre ľubovoľný typ B.</text:span></text:p>
      <text:p text:style-name="P66">Čo je to Open-Closed princíp?<text:line-break/><text:soft-page-break/><text:span text:style-name="T16">Tento princíp znamená, že softvérové komponenty by mali byť otvorené na rozšírovanie a uzavreté pre modifikáciu. </text:span><text:span text:style-name="T21">To sa dosahuje poloymorfizmom, abstrakciou, rozhraniami a dedením.</text:span></text:p>
      <text:p text:style-name="P66"/>
      <text:p text:style-name="P67">Aké sú podmienky použitia subtypingu?</text:p>
      <text:list xml:id="list3402681857006902931" text:style-name="L12">
        <text:list-item>
          <text:p text:style-name="P100">Pravidlo podpisu</text:p>
          <text:p text:style-name="P100">- podtrieda musí pre funkciu f definovanú v nadtriede použiť návratový typ rovnaký ako v nadtriede alebo typ, ktorý je podtypom návratového typu funkcie f v nadtriede</text:p>
          <text:p text:style-name="P100">- podtrieda musí pre funckiu f definovanú v nadtriede použiť rovanký typ parametra ako v nadtriede, alebo typ, ktorý je nadtypom typu parametra funkcie f v nadtriede</text:p>
        </text:list-item>
        <text:list-item>
          <text:p text:style-name="P100">Pravidlo metód</text:p>
          <text:p text:style-name="P100">- podmienok <text:span text:style-name="T64">pre uskutočnenie úlohy </text:span>metódy v podtype musí byť menej ako podmienok na uskutočnenie <text:span text:style-name="T64">úlohy </text:span>metódy v nadtype</text:p>
          <text:p text:style-name="P100">- stav po uskutočnení metódy musí byť v podtype o niečo obohatený oproti stavu v nadtype</text:p>
        </text:list-item>
        <text:list-item>
          <text:p text:style-name="P101">Vlastnosti</text:p>
          <text:p text:style-name="P101">- podtyp musí uchovať všetky vlasnosti, ktoré popisuje jeho nadtyp</text:p>
        </text:list-item>
      </text:list>
      <text:p text:style-name="P78"/>
      <text:p text:style-name="P68">Čo je Eiffelovo pravidlo?<text:line-break/><text:span text:style-name="T3">Toto pravidlo popisuje iný prístup k subtypingu. Podtyp, musí pri nahradzovaní typov parametrov metódy nadtypu použiť typy, ktoré sú podtyp</text:span><text:span text:style-name="T18">mi</text:span><text:span text:style-name="T3"> typov parametrov metódy nadtriedy. </text:span><text:span text:style-name="T8">Popiera pravidlo 2 pre použitie subtypingu.</text:span></text:p>
      <text:h text:style-name="P111" text:outline-level="2"><text:span text:style-name="T8">O</text:span><text:span text:style-name="T3">OP 6</text:span></text:h>
      <text:p text:style-name="P71"><text:span text:style-name="T59">Č</text:span>o je generické programovanie a načo sa používa?<text:line-break/><text:span text:style-name="T3">Generické programovanie je programovací model, na základe ktorého sa vyvíja</text:span><text:span text:style-name="T24">jú</text:span><text:span text:style-name="T3"> účinné a znovupoužiteľné softvérové knižnice. </text:span><text:span text:style-name="T9">Pozostáva z dvoch myšlienok: lifting – poskytuje vyhovujúce abstrakcie také, že jeden generický algoritmus dokáže zahŕňať veľa konkrétnych implementácií. Conception – Popísuje sadu abstrakcíí, z ktorých každá spĺňa všetky požiadavky koncepcie.</text:span></text:p>
      <text:p text:style-name="P71"><text:span text:style-name="T3">Vďaka generickému programovaniu môžeme definovať softvérové komponenty s parametrickými typmi. To uľahčuje prácu napríklad s kontajnermi na položky. Programátor sa inak musí starať o pretypuvávanie, pretože to, aká položka je v kontajneri sa zistí až za behu programu. Naviac s generickým programovaním môžeme mať položky v kontajnery obohatené aj o základné typy – nie len typy dediace od object.<text:line-break/><text:line-break/></text:span><text:span text:style-name="T60">Aké sú objektovo orientované princípy pre generické programovanie?<text:line-break/></text:span><text:span text:style-name="T9">Abstrakcia a enkapsulácia, subtyping, inkluzívny polymorfizmus založený na subtypingu, triedy a rozhrania s parametrickými typmi.<text:line-break/><text:line-break/></text:span><text:span text:style-name="T60">Čo je to parametrický polymorfizmus?<text:line-break/></text:span><text:span text:style-name="T9">Nastáva vtedy, keď trieda alebo rozhranie je definované s parametrickým typom.<text:line-break/><text:line-break/></text:span><text:span text:style-name="T61">Čo je generická trieda?<text:line-break/></text:span><text:span text:style-name="T15">Takáto trieda </text:span><text:span text:style-name="T25">musí určovať</text:span><text:span text:style-name="T15"> generické správanie, ktoré funguje s akýmkoľvek typom. Tiež musí definovať:</text:span></text:p>
      <text:list xml:id="list3419400392977126625" text:style-name="L13">
        <text:list-item>
          <text:p text:style-name="P102">generické atribúty – atribúty nemajú konkrétny typ</text:p>
        </text:list-item>
        <text:list-item>
          <text:p text:style-name="P102">generické metódy – metódy, ktoré nešpecifikujú konkrétny návratový typ alebo ich <text:soft-page-break/>parametre môžu mať rôzne typy</text:p>
        </text:list-item>
      </text:list>
      <text:p text:style-name="P72">Aké typy džolíkov používame v spojení s generickým programovaním?<text:line-break/><text:span text:style-name="T3">? extends T – všetky podtypy typu T<text:line-break/>? super T – všetky nadtypy typu T<text:line-break/>? - všetky typy</text:span></text:p>
      <text:h text:style-name="P111" text:outline-level="2">OOP 7</text:h>
      <text:p text:style-name="P73">Čo je to výnimka?<text:line-break/><text:span text:style-name="T3">Výnimka je objekt, ktorý označuje, že normálne vykonanie programu bolo istým spôsobom prerušené. Stalo sa niečo zakázané, boli porušené programátorom definované podmienky.</text:span></text:p>
      <text:p text:style-name="P73">Na čo slúži Exception Handling?<text:span text:style-name="T3"><text:line-break/>Na zachytenie chýb skôr, ako sa stanú. Je to veľmi vhodné pre synchrónne udalosti (interné v programe – delenie nulou), opraviteľné chyby, fatálne chyby. Je to nevhodné pre asynchrónne udalosti(externé v programe – čakania na pakety na sieti), <text:line-break/><text:line-break/></text:span>Aké dva druhy výnimiek poznáme podľa toho kým sú vyhodené?<text:span text:style-name="T3"><text:line-break/>Implicitné – vyhodené systémom<text:line-break/>Explicitné – vyhodené kódom programátora<text:line-break/><text:line-break/></text:span>Ako môže reagovať metóda na vzniknutú výnimku?<text:line-break/><text:span text:style-name="T3">Predaním nadradenej triede pomocou slovíčka throws.<text:line-break/>Vyriešením pomocou catch bloku.<text:line-break/>Kombináciou oboch.<text:line-break/><text:line-break/></text:span><text:span text:style-name="T62">Popíš kľúčové slová throw, throws, try, catch, finally.<text:line-break/></text:span><text:span text:style-name="T13">Throw – oznamuje výskyt výnimky.<text:line-break/>Throws – Deklaruje prítomnosť výnimky v metóde.<text:line-break/>Try – Ohraničuje monitorovaný región na vznik výnimky.<text:line-break/>Catch – Predstavuje kód riešenia výnimočného stavu.<text:line-break/>Finally – Predstavuje kód, ktorý bude vykonaný bez ohľadu na vznik výnimky<text:line-break/><text:line-break/></text:span><text:span text:style-name="T62">Aké sú výhody používania výnimiek?</text:span><text:span text:style-name="T13"><text:line-break/>Separácia kódu použitého na riešenie výnimočného stavu.<text:line-break/>Šírenie informácie o vzniku chybového stavu nadradenej triede.<text:line-break/>Špeciálne typy chýb môžu byť predložené a zoskupené dedičnosťou.<text:line-break/><text:line-break/></text:span><text:span text:style-name="T62">Aké druhy chýb poznáme podľa ich očakávania?<text:line-break/></text:span><text:span text:style-name="T13">Očakávané – podtriedy triedy Exception, musia byť zachytené alebo deklarované ako vyhodené a predstavujú zotaviteľné chyby, teda aplikácia nemusí spadnúť.<text:line-break/>Neočakávané – podtriedy Error a RuntimeException, nemusia byť zachytené alebo deklarované ako vyhodené, predstavujú nezotaviteľné chyby, na základe ktorých aplikácie spadne.<text:line-break/><text:line-break/></text:span><text:span text:style-name="T63">Aké informácie so sebou nesie výnimka?</text:span><text:span text:style-name="T14"><text:line-break/>Typ – má vlastný ty</text:span><text:span text:style-name="T26">p</text:span><text:span text:style-name="T14"> popisujúci špecifický výnimočný stav.<text:line-break/>Stack trace – aktuálny stav call stacku vo chvíl</text:span><text:span text:style-name="T27">i</text:span><text:span text:style-name="T14"> vyvolania výnimky.<text:line-break/>Dodatkové informácie – verbálne vysvetlenie výnimky a pod.<text:line-break/><text:line-break/></text:span><text:span text:style-name="T63">Aké sú pravidlá na bezpečný dizajn triedy?<text:line-break/></text:span><text:span text:style-name="T14">Validácia parametrov (objekt nesmie byť null) – implementácia výnimiek (IndexOutOfBoundException...)<text:line-break/>Kontrola medzivýsledkov</text:span></text:p>
      <text:p text:style-name="P74"><text:soft-page-break/><text:span text:style-name="T63">Kedy by sme mali vyhodiť výnimku?<text:line-break/></text:span><text:span text:style-name="T14">Ak metóda nedokáže zrealizovať normálnu funkcionalitu – za vzniku abnormálnej situácie.</text:span></text:p>
      <text:h text:style-name="P111" text:outline-level="2">OP 8</text:h>
      <text:p text:style-name="P85"><text:span text:style-name="T33">Čo je UML?</text:span><text:line-break/>UML je jazyk na upresňovanie, vizualizáciu, konštruovanie a dokumentovanie stavebných jednotiek v OOP.<text:line-break/><text:line-break/><text:span text:style-name="T33">Aké typy UML diagramov poznáme?<text:line-break/></text:span><text:span text:style-name="T3">Štrukturálne diagramy – opisujú základné stavebné kameňe systému – nemenné vlastnosti.<text:line-break/>-Class diagramy, <text:line-break/>Diagramy správania sa <text:s/>- ukazujú ako sa systém vyvíja v čase a ako reaguje na rôzne udalosti. <text:line-break/>-</text:span><text:span text:style-name="T19">Use Case diagramy (čo robí diagram, nie ako)</text:span></text:p>
      <text:h text:style-name="P112" text:outline-level="2">OP 9</text:h>
      <text:p text:style-name="P57">Čo je to návrhový vzor?</text:p>
      <text:p text:style-name="P25">Návrhový vzor je abstraktná znovupoužiteľná softvérová architekúra, ktorá <text:span text:style-name="T66">ponúka riešenie </text:span>konkrétn<text:span text:style-name="T66">eho </text:span>problém<text:span text:style-name="T66">u</text:span> v nejakom kontexte softvéru. Definuje štruktúr<text:span text:style-name="T69">u</text:span> a spoluprácu jednotlivých komponentov softvéru. <text:span text:style-name="T67">Je nezávislý od programovacieho jazyka a implementačných detailov.</text:span></text:p>
      <text:p text:style-name="P25"/>
      <text:p text:style-name="P58">Čo je to framework?</text:p>
      <text:p text:style-name="P25">Framework je softvérová štruktúra, slúžiaca ako podpora pri programovaní a vývoji iných softvérových projektov. Jeho cieľom je prevzatie typických problémov nejakej oblasti, čím sa uľahčí vývoj tak, aby sa vývojari mohli sústrediť na svoje zadanie.</text:p>
      <text:p text:style-name="P25"/>
      <text:p text:style-name="P52"><text:span text:style-name="T65">P</text:span>opíš návrhový vzor Observer.</text:p>
      <text:p text:style-name="P26">Definuje závislosť 1 ku N medzi objektmi takú, že keď jeden objekt zmení stav, všetky naviazané objekty sú automaticky upozornené.</text:p>
      <text:p text:style-name="P62"><text:span text:style-name="T3"><text:line-break/></text:span><text:span text:style-name="T36">Aký je rozdiel medzi </text:span><text:span text:style-name="T37">knižnicou</text:span><text:span text:style-name="T36"> a frameworkom?<text:line-break/></text:span><text:span text:style-name="T20">Knižnica – pripájam dátové štruktúry<text:line-break/>Framework – pripájam aj funkcionalitu</text:span></text:p>
      <text:p text:style-name="P31"/>
      <text:p text:style-name="P53"><text:span text:style-name="T67">A</text:span>ké poznáme typy návrhových vzorov?</text:p>
      <text:p text:style-name="P27">Vytváracie návrhové vzory – riešia inicializáciu a konfiguráciu tried a objektov.</text:p>
      <text:p text:style-name="P27">Štrukturálne návrhové vzory – riešia oddelenie rozhrania od implementácie tried a objektov.</text:p>
      <text:p text:style-name="P27">Vzory správania sa – riešia dynamickú interakciu medzi viacerými triedami.</text:p>
      <text:p text:style-name="P27"/>
      <text:p text:style-name="P56">Aké sú výhody použitia návrhových vzorov?</text:p>
      <text:p text:style-name="P30">Umožňuje širokospektrálnu znovupoužiteľnosť softvérovej architektúry.</text:p>
      <text:p text:style-name="P30">Pomáhajú dokumentovať systémy na zvýšeni<text:span text:style-name="T70">e</text:span> pochopiteľnosti.</text:p>
      <text:p text:style-name="P30">Zlešujú komunikáciu vývojárov.</text:p>
      <text:p text:style-name="P30">Pomáhajú uľahčiť prechod k objektovo orientovanému programovaniu.</text:p>
      <text:p text:style-name="P30"/>
      <text:p text:style-name="P56">Aké sú nevýhody použitia návrhových vzorov?</text:p>
      <text:p text:style-name="P30">Možnosť strácania sa v kóde pri použití kvanta návrhových vzorov.</text:p>
      <text:p text:style-name="P29"><text:span text:style-name="T71">Ne</text:span>umožňuje priame použitie k<text:span text:style-name="T72">ó</text:span>du.</text:p>
      <text:p text:style-name="P55"/>
      <text:p text:style-name="P54">Aké sú výhody a nevýhody frameworkov?</text:p>
      <text:p text:style-name="P28">Výhody</text:p>
      <text:p text:style-name="P28"><text:soft-page-break/>- umožňuje priame použitie k<text:span text:style-name="T73">ó</text:span>du</text:p>
      <text:p text:style-name="P28">Nevýhody</text:p>
      <text:p text:style-name="P28">- dlhý čas venovaný učeniu sa p<text:span text:style-name="T74">ráce s frameworkom­</text:span></text:p>
      <text:p text:style-name="P27"/>
      <text:h text:style-name="P113" text:outline-level="2">OOP 10-12</text:h>
      <text:p text:style-name="P75">Na čo slúžia vytváracie vzory?<text:line-break/><text:span text:style-name="T3">Vytváracie návrhové vzory predstavujú abstrakciu procesu vytvárania inštancií objektov. Skrývajú proces vytvárania objektov a pomáhajú budovať systémy nezávislé od spôsobu vytvárania a skladania objektov.</text:span><text:span text:style-name="T22">Vytváracie vzory tried sa zameriavajú na použitie dedenia pri rozhodovaní o vytváraní objektov – Factory method alebo sa zameriavajú na delegovanie procesu vytvárania objektov na iné objekty – Abstract factory.<text:line-break/><text:line-break/></text:span><text:span text:style-name="T68">Popíš Factory Method.<text:line-break/></text:span><text:span text:style-name="T76">Zámer použitia:</text:span><text:span text:style-name="T22"> Definuje rozhranie pre vytváranie objektov, ale umožňuje podtriedam rozhodovať o tom, objekty ktorých tried budú vytvárané</text:span></text:p>
      <text:p text:style-name="P81"><text:span text:style-name="T75">Použitie:</text:span> V prípade, že trieda nemôže predpokladať akej triedy budú vytvárané objekty . Trieda očakáva, že jej podtriedy špecifikujú vytvárané objekty</text:p>
      <text:p text:style-name="P76"><text:span text:style-name="T76">Zúčastnené prvky </text:span><text:span text:style-name="T22">:<text:line-break/>Product – definuje rozhranie pre typ objektov, ktoré sa budú vytvárať <text:line-break/>ConcreteProduct – implementuje Product rozhranie <text:line-break/>Creator – deklaruje vytváraciu metódu, ktorá vracia objekt typu Product <text:line-break/>ConcreteCreator – prepisuje vytváraciu metódu a vracia inštanciu ConcreteP</text:span><text:span text:style-name="T3">ro</text:span><text:span text:style-name="T22">duct </text:span></text:p>
      <text:p text:style-name="P76"><text:span text:style-name="T23">Spolupráca prvkov</text:span><text:span text:style-name="T22"><text:line-break/>Creator sa spolieha na svoje podtriedy, ktoré implementujú vytváraciu metódu, že vrátia príslušnú inštanciu ConreteProduct</text:span></text:p>
      <text:p text:style-name="P76"/>
      <text:p text:style-name="P77">Abstract Factory</text:p>
      <text:p text:style-name="P82"><text:span text:style-name="T75">Zámer použitia:</text:span> Poskytuje rozhranie pre vytváranie skupín príbuzných alebo závislých objektov bez špecifikácie ich konkrétnych tried </text:p>
      <text:p text:style-name="P82">Vytváranie objektov je delegované na iné objekty pomocou kompozície a používa vzor Factory Method pre vytváranie konkrétnych typov objektov</text:p>
      <text:p text:style-name="P82"/>
      <text:p text:style-name="P107"><text:span text:style-name="T75">Použitie: </text:span></text:p>
      <text:p text:style-name="P107">Systém má byť nezávislý na tom ako sú vytvárané jeho prvky </text:p>
      <text:p text:style-name="P106">Trieda nemôže predpokladať akej triedy budú vytvárané objekty </text:p>
      <text:p text:style-name="P106">Systém musí používať iba jednu skupinu príbuzných prvkov </text:p>
      <text:p text:style-name="P106">Prvky z jednej skupiny príbuzných prvkov musia byť používané súčasne</text:p>
      <text:p text:style-name="P106"/>
      <text:p text:style-name="P103">Zúčastené prvky:</text:p>
      <text:p text:style-name="P106">AbstractFactory – deklaruje rozhranie pre operácie, ktoré vytvárajú objekty abstraktných produktov </text:p>
      <text:p text:style-name="P106">ConcreteFactory – implementujú operácie pre vytváranie konkrétnych objektov </text:p>
      <text:p text:style-name="P106">AbstractProduct – deklaruje rozhranie pre typ objektov produktov </text:p>
      <text:p text:style-name="P106">ConreteProduct – definuje objekt produktu, ktorý má byť vytváraný konkrétnou vytváracou triedou, implementuje rozhranie AbstractProduct </text:p>
      <text:p text:style-name="P106">Client – používa iba rozhrania deklarované ako abstraktné (AbstractFactory, AbstractProduct)</text:p>
      <text:p text:style-name="P106"/>
      <text:p text:style-name="P108">Spolupráca prvkov:</text:p>
      <text:p text:style-name="P108"><text:soft-page-break/>Je vytvorená iba jediná inštancia ConcreteFactory (viď vzor Singleton), táto vytvára objekty produktov podľa konkrétnej implementácie. Pre vytváranie iných typov produktov je potrebná inštancia inej ConcreteFactory</text:p>
      <text:p text:style-name="P108">Trieda AbstractFactory necháva implementáciu vytvárania objektov na svojich podtriedach</text:p>
      <text:p text:style-name="P108"/>
      <text:p text:style-name="P104">Výhody:</text:p>
      <text:p text:style-name="P108">Izoluje klienta od konkrétnej implementácie tried</text:p>
      <text:p text:style-name="P108">Umožňuje jednoduchú výmenu skupiny produktov, keďže konkrétna vytváracia trieda implementuje vytváranie celej skupiny produktov</text:p>
      <text:p text:style-name="P108">Vynucuje používanie len jednej skupiny objektov produktov</text:p>
      <text:p text:style-name="P108"/>
      <text:p text:style-name="P104">Implementácia:</text:p>
      <text:p text:style-name="P108">Typická implementácia vyžaduje iba jedinú inštanciu vytváracej triedy</text:p>
      <text:p text:style-name="P108">V tomto prípade sa používa vzor Singleton</text:p>
      <text:p text:style-name="P108">V prípade, že konkrétna vytváracia trieda musí vytvárať nové druhy produktov (nezahrnuté v abstraktnej deklarácii), často sa implementuje iba jediná vytváracia metóda s parametrom druh produktu</text:p>
      <text:p text:style-name="P108"/>
      <text:p text:style-name="P110">Singleton</text:p>
      <text:p text:style-name="P108"><text:span text:style-name="T75">Zámer použitia: </text:span>Umožňuje vytvorenie iba jedinej inštancie z danej triedy a poskytuje takto globálny prístup k tomuto objektu</text:p>
      <text:p text:style-name="P108"/>
      <text:p text:style-name="P104">Motivácia:</text:p>
      <text:p text:style-name="P108">Niekedy chceme iba jedinú inštanciu danej triedy</text:p>
      <text:p text:style-name="P108">Napr. chcem iba jeden objekt spravujúci objekty okien v systéme, alebo iba jeden vytvárací objekt</text:p>
      <text:p text:style-name="P108">Chceme aby sme sa k tomuto objektu ľahko dostali</text:p>
      <text:p text:style-name="P108">Chceme mať zaručené, že nemôžeme vytvoriť viac inštancií danej triedy</text:p>
      <text:p text:style-name="P108"/>
      <text:p text:style-name="P104">Výhody:</text:p>
      <text:p text:style-name="P108">Kontrolovateľný prístup k jednoznačnému objektu</text:p>
      <text:p text:style-name="P108">Nedovoľuje vytvorenie rôznych ďalších inštancií</text:p>
      <text:p text:style-name="P108"/>
      <text:p text:style-name="P110">Builder</text:p>
      <text:p text:style-name="P108"><text:span text:style-name="T75">Zámer použitia: </text:span>Oddeľuje konštrukciu (postup vytvárania) zložitého objektu od jeho reprezentácie (jeho štruktúry)</text:p>
      <text:p text:style-name="P108"/>
      <text:p text:style-name="P104">Motivácia:</text:p>
      <text:p text:style-name="P108">Prípady, kde potrebujeme vyskladať objekt zložený z iných objektov</text:p>
      <text:p text:style-name="P108">Chceme pred klientom skryť samotnú implementáciu vyskladania objektu</text:p>
      <text:p text:style-name="P108">Chceme klientovi poskytnúť variabilitu skladania štruktúrovaných objektov</text:p>
      <text:p text:style-name="P108"/>
      <text:p text:style-name="P104">Použitie: </text:p>
      <text:p text:style-name="P108">Oddeliť problém výstavby objektu (z čoho sa má skladať) od konštrukcie (ako sa má skladať) a reprezentácie skladaného objektu (čo sa má skladať)</text:p>
      <text:p text:style-name="P108">Klient má prístup ku konštrukcii objektu na základe rozhrania, ktoré môže byť implementované rôznymi objektmi</text:p>
      <text:p text:style-name="P108"/>
      <text:p text:style-name="P104">Zúčastnené prvky:</text:p>
      <text:p text:style-name="P108">Builder – abstraktné rozhranie pre tvorbu častí výsledného objektu</text:p>
      <text:p text:style-name="P108">ConcreteBuilder – implementuje Builder a konštruuje konkrétny objekt typu Product (vykonáva celú konštrukciu)</text:p>
      <text:p text:style-name="P108">Director – konštruuje štruktúrovaný objekt použitím objektu s rozhraním Builder (t.j. <text:soft-page-break/>ConcreteBuilder), pričom nepozná konštruovaný objekt (riadi celú konštrukciu)</text:p>
      <text:p text:style-name="P108">Product – reprezentuje konštruovaný zložený objekt</text:p>
      <text:p text:style-name="P108"/>
      <text:p text:style-name="P110">Prototype</text:p>
      <text:p text:style-name="P109"><text:span text:style-name="T75">Zámer použitia:</text:span> Zavedenie skupiny objektov vznikajúcich klonovaním prototypových inštancií pomocou jednotného rozhrania</text:p>
      <text:p text:style-name="P109"/>
      <text:p text:style-name="P105">Motivácia:</text:p>
      <text:p text:style-name="P109">Pri vytváraní objektov máme často problém výberu triedy výsledného produktu</text:p>
      <text:p text:style-name="P109">Riešenie pomocou Factory vzorov vyžaduje často prepis celej vytváracej metódy (hoci po zdedení)</text:p>
      <text:p text:style-name="P109">Vytváranie nových objektov ako kópií iných objektov, bez toho aby sme vedeli o aký skutočný typ ide</text:p>
      <text:p text:style-name="P109"/>
      <text:p text:style-name="P109"><text:span text:style-name="T75">Použitie:</text:span> </text:p>
      <text:p text:style-name="P109">Štruktúra produktov má spoločné rozhranie, ktoré podporuje klonovanie objektov</text:p>
      <text:p text:style-name="P109">Klient obsahuje zoznam prototypových objektov, z ktorých sú klonované nové objekty</text:p>
      <text:p text:style-name="P109">Klient pristupuje pri vytváraní objektu cez toto spoločné rozhranie, pričom nezáleží o aký konkrétny typ vytváraného objektu ide</text:p>
      <text:p text:style-name="P109"/>
      <text:p text:style-name="P105">Zúčastnené prvky:</text:p>
      <text:p text:style-name="P109">Prototype – abstraktné rozhranie pre vytváraný objekt, implementuje abstraktnú metódu klonovania objektu</text:p>
      <text:p text:style-name="P109">ConcretePrototype – implementuje Prototype a vytvára kópiu inštancie tejto konkrétnej triedy</text:p>
      <text:p text:style-name="P109">Client – používa Prototype na vytváranie objektov pomocou metódy Clone(), nemusí poznať aké</text:p>
      <text:p text:style-name="P109">ConcretePrototype je použité (nazývaný tiež Prototype</text:p>
      <text:p text:style-name="P109">Manager a často implementovaný pomocou Factory vzor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1T13:16:28.815273870</meta:creation-date>
    <dc:date>2015-01-15T21:05:35.511877366</dc:date>
    <meta:editing-duration>PT19H40M22S</meta:editing-duration>
    <meta:editing-cycles>106</meta:editing-cycles>
    <meta:generator>LibreOffice/4.3.5.2$Linux_X86_64 LibreOffice_project/3a87456aaa6a95c63eea1c1b3201acedf0751bd5</meta:generator>
    <meta:document-statistic meta:table-count="0" meta:image-count="0" meta:object-count="0" meta:page-count="11" meta:paragraph-count="265" meta:word-count="3197" meta:character-count="23183" meta:non-whitespace-character-count="20186"/>
  </office:meta>
</office:document-meta>
</file>